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font-name="Times New Roman" fo:font-size="14pt" fo:font-weight="normal" officeooo:rsid="000ffefd" officeooo:paragraph-rsid="000ffefd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ffefd" officeooo:paragraph-rsid="000ffefd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11e969" officeooo:paragraph-rsid="0011e96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style:font-name="Times New Roman" fo:font-size="14pt" fo:font-weight="normal" officeooo:rsid="0011e969" officeooo:paragraph-rsid="0011e96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normal" officeooo:rsid="0011e969" officeooo:paragraph-rsid="0011e96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normal" officeooo:rsid="0011e969" officeooo:paragraph-rsid="0018f09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style:font-name="Times New Roman" fo:font-size="14pt" fo:font-weight="normal" officeooo:rsid="0018f097" officeooo:paragraph-rsid="0018f097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normal" officeooo:rsid="0018f097" officeooo:paragraph-rsid="0018f097" style:font-size-asian="12.25pt" style:font-weight-asian="normal" style:font-size-complex="14pt" style:font-weight-complex="normal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18f09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normal" officeooo:rsid="001b8107" officeooo:paragraph-rsid="001b810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0763e" officeooo:paragraph-rsid="001eba2b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0763e" officeooo:paragraph-rsid="0020763e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0dd99" officeooo:paragraph-rsid="0020763e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28fcf" officeooo:paragraph-rsid="00228fcf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normal" officeooo:rsid="001e6582" officeooo:paragraph-rsid="001b8107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1eba2b" officeooo:paragraph-rsid="001eba2b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700e" officeooo:paragraph-rsid="0020763e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700e" officeooo:paragraph-rsid="0024700e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ea1c" officeooo:paragraph-rsid="0024700e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ea1c" officeooo:paragraph-rsid="0024ea1c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154d2a" officeooo:paragraph-rsid="00154d2a" style:font-size-asian="12.25pt" style:font-weight-asian="normal" style:font-size-complex="14pt" style:font-weight-complex="normal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272448" officeooo:paragraph-rsid="00272448" style:font-size-asian="12.25pt" style:font-weight-asian="normal" style:font-size-complex="14pt" style:font-weight-complex="normal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28b01b" officeooo:paragraph-rsid="00272448" style:font-size-asian="12.25pt" style:font-weight-asian="normal" style:font-size-complex="14pt" style:font-weight-complex="normal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296e17" officeooo:paragraph-rsid="00296e17" style:font-size-asian="12.25pt" style:font-weight-asian="normal" style:font-size-complex="14pt" style:font-weight-complex="normal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2a36d2" officeooo:paragraph-rsid="002a36d2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313eaf" officeooo:paragraph-rsid="00313eaf" style:font-size-asian="12.25pt" style:font-weight-asian="normal" style:font-size-complex="14pt" style:font-weight-complex="normal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313eaf" officeooo:paragraph-rsid="00313eaf" style:font-size-asian="12.25pt" style:font-weight-asian="normal" style:font-size-complex="14pt" style:font-weight-complex="normal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313eaf" officeooo:paragraph-rsid="002facdb" style:font-size-asian="12.25pt" style:font-weight-asian="normal" style:font-size-complex="14pt" style:font-weight-complex="normal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2facdb" officeooo:paragraph-rsid="002facdb" style:font-size-asian="12.25pt" style:font-weight-asian="normal" style:font-size-complex="14pt" style:font-weight-complex="normal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31e576" officeooo:paragraph-rsid="0031e576" style:font-size-asian="12.25pt" style:font-weight-asian="normal" style:font-size-complex="14pt" style:font-weight-complex="normal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32a04c" officeooo:paragraph-rsid="0032a04c" style:font-size-asian="12.25pt" style:font-weight-asian="normal" style:font-size-complex="14pt" style:font-weight-complex="normal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3464fa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style="normal" officeooo:rsid="001735fb" officeooo:paragraph-rsid="00151848" style:font-size-asian="14pt" style:font-style-asian="normal" style:font-size-complex="14pt" style:font-style-complex="normal"/>
    </style:style>
    <style:style style:name="P34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2.25pt" style:font-size-complex="14pt"/>
    </style:style>
    <style:style style:name="P35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officeooo:rsid="000ffefd" officeooo:paragraph-rsid="000ffefd" style:font-size-asian="14pt" style:font-weight-asian="bold" style:font-size-complex="16pt" style:font-weight-complex="bold"/>
    </style:style>
    <style:style style:name="P36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rsid="000ffefd" officeooo:paragraph-rsid="000ffefd" style:font-size-asian="18pt" style:font-weight-asian="bold" style:font-size-complex="18pt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officeooo:paragraph-rsid="0011e969"/>
    </style:style>
    <style:style style:name="P3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0151848"/>
    </style:style>
    <style:style style:name="P3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019ca73"/>
    </style:style>
    <style:style style:name="P4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01b8107"/>
    </style:style>
    <style:style style:name="P41" style:family="paragraph" style:parent-style-name="Standard">
      <style:paragraph-properties fo:line-height="150%" fo:text-align="justify" style:justify-single-word="false"/>
      <style:text-properties officeooo:paragraph-rsid="001eba2b"/>
    </style:style>
    <style:style style:name="P42" style:family="paragraph" style:parent-style-name="Standard">
      <style:paragraph-properties fo:line-height="150%" fo:text-align="justify" style:justify-single-word="false"/>
      <style:text-properties officeooo:paragraph-rsid="00206f90"/>
    </style:style>
    <style:style style:name="P43" style:family="paragraph" style:parent-style-name="Standard">
      <style:paragraph-properties fo:line-height="150%" fo:text-align="justify" style:justify-single-word="false"/>
      <style:text-properties officeooo:paragraph-rsid="0020763e"/>
    </style:style>
    <style:style style:name="P44" style:family="paragraph" style:parent-style-name="Standard">
      <style:paragraph-properties fo:line-height="150%" fo:text-align="justify" style:justify-single-word="false"/>
      <style:text-properties officeooo:paragraph-rsid="0024700e"/>
    </style:style>
    <style:style style:name="P45" style:family="paragraph" style:parent-style-name="Text_20_body">
      <style:paragraph-properties fo:line-height="150%" fo:text-align="justify" style:justify-single-word="false"/>
    </style:style>
    <style:style style:name="P46" style:family="paragraph" style:parent-style-name="Text_20_body">
      <style:paragraph-properties fo:line-height="150%" fo:text-align="justify" style:justify-single-word="false"/>
      <style:text-properties officeooo:paragraph-rsid="00272448"/>
    </style:style>
    <style:style style:name="P47" style:family="paragraph" style:parent-style-name="Text_20_body">
      <style:paragraph-properties fo:line-height="150%" fo:text-align="justify" style:justify-single-word="false"/>
      <style:text-properties officeooo:paragraph-rsid="00296e17"/>
    </style:style>
    <style:style style:name="P48" style:family="paragraph" style:parent-style-name="Text_20_body">
      <style:paragraph-properties fo:line-height="150%" fo:text-align="justify" style:justify-single-word="false"/>
      <style:text-properties officeooo:paragraph-rsid="002a36d2"/>
    </style:style>
    <style:style style:name="P49" style:family="paragraph" style:parent-style-name="Heading_20_2">
      <style:paragraph-properties fo:line-height="150%" fo:text-align="center" style:justify-single-word="false"/>
    </style:style>
    <style:style style:name="P50" style:family="paragraph" style:parent-style-name="Text_20_body">
      <style:paragraph-properties fo:line-height="150%" fo:text-align="center" style:justify-single-word="false"/>
    </style:style>
    <style:style style:name="P5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rsid="001e6582" officeooo:paragraph-rsid="001e6582"/>
    </style:style>
    <style:style style:name="P5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rsid="00206f90" officeooo:paragraph-rsid="00206f90"/>
    </style:style>
    <style:style style:name="P53" style:family="paragraph" style:parent-style-name="Standard">
      <style:paragraph-properties fo:line-height="150%" fo:text-align="justify" style:justify-single-word="false"/>
      <style:text-properties officeooo:rsid="0024700e" officeooo:paragraph-rsid="0020763e"/>
    </style:style>
    <style:style style:name="P54" style:family="paragraph" style:parent-style-name="Standard">
      <style:paragraph-properties fo:line-height="150%" fo:text-align="justify" style:justify-single-word="false"/>
      <style:text-properties officeooo:rsid="0024700e" officeooo:paragraph-rsid="0024700e"/>
    </style:style>
    <style:style style:name="P55" style:family="paragraph" style:parent-style-name="Standard">
      <style:paragraph-properties fo:line-height="150%" fo:text-align="justify" style:justify-single-word="false"/>
      <style:text-properties officeooo:rsid="0024ea1c" officeooo:paragraph-rsid="0024ea1c"/>
    </style:style>
    <style:style style:name="P56" style:family="paragraph" style:parent-style-name="Text_20_body">
      <style:paragraph-properties fo:line-height="150%" fo:text-align="justify" style:justify-single-word="false"/>
      <style:text-properties officeooo:rsid="00272448" officeooo:paragraph-rsid="00272448"/>
    </style:style>
    <style:style style:name="P57" style:family="paragraph" style:parent-style-name="Text_20_body">
      <style:paragraph-properties fo:line-height="150%" fo:text-align="justify" style:justify-single-word="false"/>
      <style:text-properties officeooo:rsid="00296e17" officeooo:paragraph-rsid="00296e17"/>
    </style:style>
    <style:style style:name="P58" style:family="paragraph" style:parent-style-name="Text_20_body">
      <style:paragraph-properties fo:line-height="150%" fo:text-align="justify" style:justify-single-word="false"/>
      <style:text-properties officeooo:rsid="002ba9fc" officeooo:paragraph-rsid="002ba9fc"/>
    </style:style>
    <style:style style:name="P59" style:family="paragraph" style:parent-style-name="Text_20_body">
      <style:paragraph-properties fo:line-height="150%" fo:text-align="justify" style:justify-single-word="false"/>
      <style:text-properties officeooo:rsid="00313eaf" officeooo:paragraph-rsid="00313eaf"/>
    </style:style>
    <style:style style:name="P60" style:family="paragraph" style:parent-style-name="Text_20_body">
      <style:paragraph-properties fo:line-height="150%" fo:text-align="justify" style:justify-single-word="false"/>
      <style:text-properties officeooo:rsid="002facdb" officeooo:paragraph-rsid="002facdb"/>
    </style:style>
    <style:style style:name="P61" style:family="paragraph" style:parent-style-name="Text_20_body">
      <style:paragraph-properties fo:line-height="150%" fo:text-align="justify" style:justify-single-word="false"/>
      <style:text-properties officeooo:rsid="0031e576" officeooo:paragraph-rsid="0031e576"/>
    </style:style>
    <style:style style:name="P62" style:family="paragraph" style:parent-style-name="Text_20_body">
      <style:paragraph-properties fo:line-height="150%" fo:text-align="justify" style:justify-single-word="false"/>
      <style:text-properties officeooo:rsid="0032a04c" officeooo:paragraph-rsid="0032a04c"/>
    </style:style>
    <style:style style:name="P63" style:family="paragraph" style:parent-style-name="Heading_20_2">
      <style:paragraph-properties fo:text-align="center" style:justify-single-word="false"/>
    </style:style>
    <style:style style:name="P64" style:family="paragraph" style:parent-style-name="Heading_20_3">
      <style:paragraph-properties fo:line-height="150%" fo:text-align="center" style:justify-single-word="false"/>
    </style:style>
    <style:style style:name="P65" style:family="paragraph" style:parent-style-name="Heading_20_3">
      <style:paragraph-properties fo:text-align="center" style:justify-single-word="false"/>
      <style:text-properties fo:font-weight="bold" style:font-weight-asian="bold" style:font-weight-complex="bold"/>
    </style:style>
    <style:style style:name="P66" style:family="paragraph" style:parent-style-name="Heading_20_3">
      <style:paragraph-properties fo:text-align="center" style:justify-single-word="false"/>
    </style:style>
    <style:style style:name="P67" style:family="paragraph" style:parent-style-name="Standard" style:list-style-name="L1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normal" officeooo:rsid="001e6582" officeooo:paragraph-rsid="001e6582" style:font-size-asian="12.25pt" style:font-weight-asian="normal" style:font-size-complex="14pt" style:font-weight-complex="normal"/>
    </style:style>
    <style:style style:name="P68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fo:font-weight="normal" officeooo:rsid="00154d2a" officeooo:paragraph-rsid="00154d2a" style:font-size-asian="12.25pt" style:font-weight-asian="normal" style:font-size-complex="14pt" style:font-weight-complex="normal"/>
    </style:style>
    <style:style style:name="P69" style:family="paragraph" style:parent-style-name="Standard" style:list-style-name="L1">
      <style:paragraph-properties fo:margin-top="0.101cm" fo:margin-bottom="0.101cm" style:contextual-spacing="false" fo:line-height="150%" fo:text-align="justify" style:justify-single-word="false"/>
      <style:text-properties officeooo:rsid="001e6582" officeooo:paragraph-rsid="001e6582"/>
    </style:style>
    <style:style style:name="P70" style:family="paragraph" style:parent-style-name="Standard">
      <style:paragraph-properties fo:line-height="150%" fo:text-align="justify" style:justify-single-word="false"/>
      <style:text-properties officeooo:paragraph-rsid="0020763e"/>
    </style:style>
    <style:style style:name="P71" style:family="paragraph" style:parent-style-name="Text_20_body" style:list-style-name="L2">
      <style:paragraph-properties fo:line-height="150%" fo:text-align="justify" style:justify-single-word="false"/>
      <style:text-properties officeooo:paragraph-rsid="00272448"/>
    </style:style>
    <style:style style:name="P72" style:family="paragraph" style:parent-style-name="Text_20_body" style:list-style-name="L3">
      <style:paragraph-properties fo:line-height="150%" fo:text-align="justify" style:justify-single-word="false"/>
      <style:text-properties officeooo:paragraph-rsid="00296e17"/>
    </style:style>
    <style:style style:name="P73" style:family="paragraph" style:parent-style-name="Text_20_body">
      <style:paragraph-properties fo:line-height="150%" fo:text-align="justify" style:justify-single-word="false"/>
      <style:text-properties officeooo:paragraph-rsid="00362a03"/>
    </style:style>
    <style:style style:name="P74" style:family="paragraph" style:parent-style-name="Text_20_body" style:list-style-name="L3">
      <style:paragraph-properties fo:line-height="150%" fo:text-align="justify" style:justify-single-word="false"/>
      <style:text-properties style:font-name="Times New Roman" fo:font-size="14pt" fo:font-weight="normal" officeooo:rsid="00296e17" officeooo:paragraph-rsid="00296e17" style:font-size-asian="12.25pt" style:font-weight-asian="normal" style:font-size-complex="14pt" style:font-weight-complex="normal"/>
    </style:style>
    <style:style style:name="P75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362a03" officeooo:paragraph-rsid="00362a03" style:font-size-asian="12.25pt" style:font-weight-asian="normal" style:font-size-complex="14pt" style:font-weight-complex="normal"/>
    </style:style>
    <style:style style:name="P76" style:family="paragraph" style:parent-style-name="Text_20_body">
      <style:paragraph-properties fo:line-height="150%" fo:text-align="justify" style:justify-single-word="false"/>
      <style:text-properties officeooo:rsid="0039fb66" officeooo:paragraph-rsid="0039fb66"/>
    </style:style>
    <style:style style:name="P77" style:family="paragraph" style:parent-style-name="Text_20_body" style:list-style-name="L5">
      <style:paragraph-properties fo:line-height="150%" fo:text-align="justify" style:justify-single-word="false"/>
      <style:text-properties officeooo:rsid="0039fb66" officeooo:paragraph-rsid="0039fb66"/>
    </style:style>
    <style:style style:name="P78" style:family="paragraph" style:parent-style-name="Text_20_body" style:list-style-name="L6">
      <style:paragraph-properties fo:line-height="150%" fo:text-align="justify" style:justify-single-word="false"/>
      <style:text-properties officeooo:rsid="0039fb66" officeooo:paragraph-rsid="0039fb66"/>
    </style:style>
    <style:style style:name="P79" style:family="paragraph" style:parent-style-name="Text_20_body" style:list-style-name="L7">
      <style:paragraph-properties fo:line-height="150%" fo:text-align="justify" style:justify-single-word="false"/>
      <style:text-properties officeooo:rsid="003b9fc1" officeooo:paragraph-rsid="003b9fc1"/>
    </style:style>
    <style:style style:name="P80" style:family="paragraph" style:parent-style-name="Text_20_body">
      <style:paragraph-properties fo:line-height="150%" fo:text-align="justify" style:justify-single-word="false"/>
      <style:text-properties officeooo:rsid="003b9fc1" officeooo:paragraph-rsid="003b9fc1"/>
    </style:style>
    <style:style style:name="P81" style:family="paragraph" style:parent-style-name="Text_20_body" style:list-style-name="L8">
      <style:paragraph-properties fo:line-height="150%" fo:text-align="justify" style:justify-single-word="false"/>
      <style:text-properties officeooo:rsid="003b9fc1" officeooo:paragraph-rsid="003b9fc1"/>
    </style:style>
    <style:style style:name="P82" style:family="paragraph" style:parent-style-name="Text_20_body" style:list-style-name="L9">
      <style:paragraph-properties fo:line-height="150%" fo:text-align="justify" style:justify-single-word="false"/>
      <style:text-properties officeooo:rsid="003b9fc1" officeooo:paragraph-rsid="003b9fc1"/>
    </style:style>
    <style:style style:name="P83" style:family="paragraph" style:parent-style-name="Text_20_body" style:list-style-name="L10">
      <style:paragraph-properties fo:line-height="150%" fo:text-align="justify" style:justify-single-word="false"/>
      <style:text-properties officeooo:rsid="003b9fc1" officeooo:paragraph-rsid="003b9fc1"/>
    </style:style>
    <style:style style:name="P84" style:family="paragraph" style:parent-style-name="Text_20_body" style:list-style-name="L11">
      <style:paragraph-properties fo:line-height="150%" fo:text-align="justify" style:justify-single-word="false"/>
      <style:text-properties officeooo:rsid="003bc016" officeooo:paragraph-rsid="003bc016"/>
    </style:style>
    <style:style style:name="P85" style:family="paragraph" style:parent-style-name="Text_20_body">
      <style:paragraph-properties fo:line-height="150%" fo:text-align="justify" style:justify-single-word="false"/>
      <style:text-properties officeooo:rsid="003bc016" officeooo:paragraph-rsid="003bc016"/>
    </style:style>
    <style:style style:name="P86" style:family="paragraph" style:parent-style-name="Text_20_body" style:list-style-name="L12">
      <style:paragraph-properties fo:line-height="150%" fo:text-align="justify" style:justify-single-word="false"/>
      <style:text-properties officeooo:rsid="003bc016" officeooo:paragraph-rsid="003bc016"/>
    </style:style>
    <style:style style:name="P87" style:family="paragraph" style:parent-style-name="Text_20_body">
      <style:paragraph-properties fo:text-align="center" style:justify-single-word="false"/>
    </style:style>
    <style:style style:name="P88" style:family="paragraph" style:parent-style-name="Text_20_body">
      <style:paragraph-properties fo:text-align="justify" style:justify-single-word="false"/>
    </style:style>
    <style:style style:name="P89" style:family="paragraph" style:parent-style-name="Text_20_body">
      <style:paragraph-properties fo:text-align="justify" style:justify-single-word="false"/>
      <style:text-properties officeooo:paragraph-rsid="00454bb0"/>
    </style:style>
    <style:style style:name="P90" style:family="paragraph" style:parent-style-name="Text_20_body" style:list-style-name="L13">
      <style:paragraph-properties fo:text-align="justify" style:justify-single-word="false"/>
      <style:text-properties officeooo:rsid="00439be4" officeooo:paragraph-rsid="00439be4"/>
    </style:style>
    <style:style style:name="P91" style:family="paragraph" style:parent-style-name="Text_20_body">
      <style:paragraph-properties fo:text-align="justify" style:justify-single-word="false"/>
      <style:text-properties officeooo:rsid="00439be4" officeooo:paragraph-rsid="00439be4"/>
    </style:style>
    <style:style style:name="P92" style:family="paragraph" style:parent-style-name="Text_20_body">
      <style:paragraph-properties fo:text-align="justify" style:justify-single-word="false"/>
      <style:text-properties officeooo:rsid="00454bb0" officeooo:paragraph-rsid="00454bb0"/>
    </style:style>
    <style:style style:name="P93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94" style:family="paragraph" style:parent-style-name="Text_20_body" style:list-style-name="L14">
      <style:paragraph-properties fo:text-align="justify" style:justify-single-word="false"/>
      <style:text-properties fo:font-weight="normal" officeooo:rsid="00454bb0" officeooo:paragraph-rsid="00454bb0" style:font-weight-asian="normal" style:font-weight-complex="normal"/>
    </style:style>
    <style:style style:name="P95" style:family="paragraph" style:parent-style-name="Text_20_body">
      <style:paragraph-properties fo:text-align="justify" style:justify-single-word="false"/>
      <style:text-properties fo:font-weight="normal" officeooo:rsid="00454bb0" officeooo:paragraph-rsid="00454bb0" style:font-weight-asian="normal" style:font-weight-complex="normal"/>
    </style:style>
    <style:style style:name="P96" style:family="paragraph" style:parent-style-name="Text_20_body" style:list-style-name="L15">
      <style:paragraph-properties fo:text-align="justify" style:justify-single-word="false"/>
      <style:text-properties fo:font-weight="normal" officeooo:rsid="00454bb0" officeooo:paragraph-rsid="00454bb0" style:font-weight-asian="normal" style:font-weight-complex="normal"/>
    </style:style>
    <style:style style:name="T1" style:family="text">
      <style:text-properties officeooo:rsid="00132ace"/>
    </style:style>
    <style:style style:name="T2" style:family="text">
      <style:text-properties officeooo:rsid="00151848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style:font-name="Times New Roman" fo:font-size="14pt" fo:font-weight="normal" officeooo:rsid="0011e969" style:font-size-asian="12.25pt" style:font-weight-asian="normal" style:font-size-complex="14pt" style:font-weight-complex="normal"/>
    </style:style>
    <style:style style:name="T6" style:family="text">
      <style:text-properties style:font-name="Times New Roman" fo:font-size="14pt" fo:font-weight="normal" officeooo:rsid="00151848" style:font-size-asian="12.25pt" style:font-weight-asian="normal" style:font-size-complex="14pt" style:font-weight-complex="normal"/>
    </style:style>
    <style:style style:name="T7" style:family="text">
      <style:text-properties style:font-name="Times New Roman" fo:font-size="14pt" fo:font-weight="normal" officeooo:rsid="0018f097" style:font-size-asian="12.25pt" style:font-weight-asian="normal" style:font-size-complex="14pt" style:font-weight-complex="normal"/>
    </style:style>
    <style:style style:name="T8" style:family="text">
      <style:text-properties style:font-name="Times New Roman" fo:font-size="14pt" fo:font-weight="normal" officeooo:rsid="0019ca73" style:font-size-asian="12.25pt" style:font-weight-asian="normal" style:font-size-complex="14pt" style:font-weight-complex="normal"/>
    </style:style>
    <style:style style:name="T9" style:family="text">
      <style:text-properties style:font-name="Times New Roman" fo:font-size="14pt" fo:font-weight="normal" officeooo:rsid="001b8107" style:font-size-asian="12.25pt" style:font-weight-asian="normal" style:font-size-complex="14pt" style:font-weight-complex="normal"/>
    </style:style>
    <style:style style:name="T10" style:family="text">
      <style:text-properties style:font-name="Times New Roman" fo:font-size="14pt" fo:font-weight="normal" officeooo:rsid="001e6582" style:font-size-asian="12.25pt" style:font-weight-asian="normal" style:font-size-complex="14pt" style:font-weight-complex="normal"/>
    </style:style>
    <style:style style:name="T11" style:family="text">
      <style:text-properties style:font-name="Times New Roman" fo:font-size="14pt" fo:font-weight="normal" officeooo:rsid="001eba2b" style:font-size-asian="12.25pt" style:font-weight-asian="normal" style:font-size-complex="14pt" style:font-weight-complex="normal"/>
    </style:style>
    <style:style style:name="T12" style:family="text">
      <style:text-properties style:font-name="Times New Roman" fo:font-size="14pt" fo:font-weight="normal" officeooo:rsid="00206f90" style:font-size-asian="12.25pt" style:font-weight-asian="normal" style:font-size-complex="14pt" style:font-weight-complex="normal"/>
    </style:style>
    <style:style style:name="T13" style:family="text">
      <style:text-properties style:font-name="Times New Roman" fo:font-size="14pt" fo:font-weight="normal" officeooo:rsid="0020763e" style:font-size-asian="12.25pt" style:font-weight-asian="normal" style:font-size-complex="14pt" style:font-weight-complex="normal"/>
    </style:style>
    <style:style style:name="T14" style:family="text">
      <style:text-properties style:font-name="Times New Roman" fo:font-size="14pt" fo:font-weight="normal" officeooo:rsid="0020dd99" style:font-size-asian="12.25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24700e" style:font-size-asian="12.25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officeooo:rsid="0024ea1c" style:font-size-asian="12.25pt" style:font-weight-asian="normal" style:font-size-complex="14pt" style:font-weight-complex="normal"/>
    </style:style>
    <style:style style:name="T17" style:family="text">
      <style:text-properties style:font-name="Times New Roman" fo:font-size="14pt" fo:font-weight="normal" officeooo:rsid="00272448" style:font-size-asian="12.25pt" style:font-weight-asian="normal" style:font-size-complex="14pt" style:font-weight-complex="normal"/>
    </style:style>
    <style:style style:name="T18" style:family="text">
      <style:text-properties style:font-name="Times New Roman" fo:font-size="14pt" fo:font-weight="normal" officeooo:rsid="0028b01b" style:font-size-asian="12.25pt" style:font-weight-asian="normal" style:font-size-complex="14pt" style:font-weight-complex="normal"/>
    </style:style>
    <style:style style:name="T19" style:family="text">
      <style:text-properties style:font-name="Times New Roman" fo:font-size="14pt" fo:font-weight="normal" officeooo:rsid="00296e17" style:font-size-asian="12.25pt" style:font-weight-asian="normal" style:font-size-complex="14pt" style:font-weight-complex="normal"/>
    </style:style>
    <style:style style:name="T20" style:family="text">
      <style:text-properties style:font-name="Times New Roman" fo:font-size="14pt" fo:font-weight="normal" officeooo:rsid="002a36d2" style:font-size-asian="12.25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02ba9fc" style:font-size-asian="12.25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2facdb" style:font-size-asian="12.25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0313eaf" style:font-size-asian="12.25pt" style:font-weight-asian="normal" style:font-size-complex="14pt" style:font-weight-complex="normal"/>
    </style:style>
    <style:style style:name="T24" style:family="text">
      <style:text-properties style:font-name="Times New Roman" fo:font-size="14pt" fo:font-weight="normal" officeooo:rsid="0032a04c" style:font-size-asian="12.25pt" style:font-weight-asian="normal" style:font-size-complex="14pt" style:font-weight-complex="normal"/>
    </style:style>
    <style:style style:name="T25" style:family="text">
      <style:text-properties style:font-name="Times New Roman" fo:font-size="14pt" fo:font-weight="normal" officeooo:rsid="003464fa" style:font-size-asian="12.25pt" style:font-weight-asian="normal" style:font-size-complex="14pt" style:font-weight-complex="normal"/>
    </style:style>
    <style:style style:name="T26" style:family="text">
      <style:text-properties style:font-name="Times New Roman" fo:font-size="14pt" fo:font-weight="normal" officeooo:rsid="0034e42f" style:font-size-asian="12.25pt" style:font-weight-asian="normal" style:font-size-complex="14pt" style:font-weight-complex="normal"/>
    </style:style>
    <style:style style:name="T27" style:family="text">
      <style:text-properties style:font-name="Times New Roman" fo:font-size="14pt" fo:font-weight="normal" officeooo:rsid="00362a03" style:font-size-asian="12.25pt" style:font-weight-asian="normal" style:font-size-complex="14pt" style:font-weight-complex="normal"/>
    </style:style>
    <style:style style:name="T28" style:family="text">
      <style:text-properties style:font-name="Times New Roman" fo:font-size="14pt" fo:font-weight="normal" officeooo:rsid="003856f3" style:font-size-asian="12.25pt" style:font-weight-asian="normal" style:font-size-complex="14pt" style:font-weight-complex="normal"/>
    </style:style>
    <style:style style:name="T29" style:family="text">
      <style:text-properties style:font-name="Times New Roman" fo:font-size="14pt" fo:font-weight="normal" officeooo:rsid="003b9fc1" style:font-size-asian="12.25pt" style:font-weight-asian="normal" style:font-size-complex="14pt" style:font-weight-complex="normal"/>
    </style:style>
    <style:style style:name="T30" style:family="text">
      <style:text-properties style:font-name="Times New Roman" fo:font-size="14pt" fo:font-weight="normal" officeooo:rsid="003bc016" style:font-size-asian="12.25pt" style:font-weight-asian="normal" style:font-size-complex="14pt" style:font-weight-complex="normal"/>
    </style:style>
    <style:style style:name="T31" style:family="text">
      <style:text-properties style:font-name="Times New Roman" fo:font-size="14pt" fo:font-weight="normal" officeooo:rsid="00439be4" style:font-size-asian="12.25pt" style:font-weight-asian="normal" style:font-size-complex="14pt" style:font-weight-complex="normal"/>
    </style:style>
    <style:style style:name="T32" style:family="text">
      <style:text-properties style:font-name="Times New Roman" fo:font-size="14pt" fo:font-weight="normal" officeooo:rsid="0043feff" style:font-size-asian="12.25pt" style:font-weight-asian="normal" style:font-size-complex="14pt" style:font-weight-complex="normal"/>
    </style:style>
    <style:style style:name="T33" style:family="text">
      <style:text-properties style:font-name="Times New Roman" fo:font-size="14pt" fo:font-weight="normal" officeooo:rsid="00454bb0" style:font-size-asian="12.25pt" style:font-weight-asian="normal" style:font-size-complex="14pt" style:font-weight-complex="normal"/>
    </style:style>
    <style:style style:name="T34" style:family="text">
      <style:text-properties style:font-name="Times New Roman" fo:font-size="14pt" officeooo:rsid="00151848" style:font-size-asian="14pt" style:font-size-complex="14pt"/>
    </style:style>
    <style:style style:name="T35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36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37" style:family="text">
      <style:text-properties style:font-name="Times New Roman" fo:font-size="14pt" fo:font-style="normal" officeooo:rsid="00151848" style:font-size-asian="14pt" style:font-style-asian="normal" style:font-size-complex="14pt" style:font-style-complex="normal"/>
    </style:style>
    <style:style style:name="T38" style:family="text">
      <style:text-properties style:font-name="Times New Roman" fo:font-size="14pt" fo:font-style="normal" officeooo:rsid="00154d2a" style:font-size-asian="14pt" style:font-style-asian="normal" style:font-size-complex="14pt" style:font-style-complex="normal"/>
    </style:style>
    <style:style style:name="T39" style:family="text">
      <style:text-properties style:font-name="Times New Roman" fo:font-size="14pt" fo:font-style="normal" officeooo:rsid="001735fb" style:font-size-asian="14pt" style:font-style-asian="normal" style:font-size-complex="14pt" style:font-style-complex="normal"/>
    </style:style>
    <style:style style:name="T40" style:family="text">
      <style:text-properties style:font-name="Times New Roman" fo:font-size="14pt" fo:font-style="normal" fo:font-weight="normal" officeooo:rsid="00154d2a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font-name="Times New Roman" fo:font-size="14pt" style:font-size-asian="12.25pt" style:font-size-complex="14pt"/>
    </style:style>
    <style:style style:name="T42" style:family="text">
      <style:text-properties style:font-name="Times New Roman" fo:font-size="14pt" officeooo:rsid="0018f097" style:font-size-asian="12.25pt" style:font-size-complex="14pt"/>
    </style:style>
    <style:style style:name="T43" style:family="text">
      <style:text-properties style:font-name="Times New Roman" fo:font-size="14pt" officeooo:rsid="003856f3" style:font-size-asian="12.25pt" style:font-size-complex="14pt"/>
    </style:style>
    <style:style style:name="T44" style:family="text">
      <style:text-properties style:font-name="Times New Roman" fo:font-size="14pt" officeooo:rsid="0020dd99" style:font-size-asian="12.25pt" style:font-size-complex="14pt"/>
    </style:style>
    <style:style style:name="T45" style:family="text">
      <style:text-properties style:font-name="Times New Roman" fo:font-size="14pt" officeooo:rsid="00454bb0" style:font-size-asian="12.25pt" style:font-size-complex="14pt"/>
    </style:style>
    <style:style style:name="T46" style:family="text"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T47" style:family="text">
      <style:text-properties style:font-name="Times New Roman" fo:font-size="14pt" fo:font-weight="bold" officeooo:rsid="0018f097" style:font-size-asian="12.25pt" style:font-weight-asian="bold" style:font-size-complex="14pt" style:font-weight-complex="bold"/>
    </style:style>
    <style:style style:name="T48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49" style:family="text">
      <style:text-properties style:font-name="Times New Roman" fo:font-size="18pt" fo:font-weight="bold" officeooo:rsid="0018f097" style:font-size-asian="18pt" style:font-weight-asian="bold" style:font-size-complex="18pt" style:font-weight-complex="bold"/>
    </style:style>
    <style:style style:name="T50" style:family="text">
      <style:text-properties fo:font-size="16pt" officeooo:rsid="00154d2a" style:font-size-asian="16pt" style:font-size-complex="16pt"/>
    </style:style>
    <style:style style:name="T51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54d2a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officeooo:rsid="0018f097"/>
    </style:style>
    <style:style style:name="T53" style:family="text">
      <style:text-properties fo:font-size="18pt" officeooo:rsid="00154d2a" style:font-size-asian="18pt" style:font-size-complex="18pt"/>
    </style:style>
    <style:style style:name="T54" style:family="text">
      <style:text-properties fo:font-size="18pt" officeooo:rsid="0019ca73" style:font-size-asian="18pt" style:font-size-complex="18pt"/>
    </style:style>
    <style:style style:name="T55" style:family="text">
      <style:text-properties officeooo:rsid="0018f097" style:font-size-asian="14pt"/>
    </style:style>
    <style:style style:name="T56" style:family="text">
      <style:text-properties officeooo:rsid="0019ca73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officeooo:rsid="0020dd99"/>
    </style:style>
    <style:style style:name="T59" style:family="text">
      <style:text-properties officeooo:rsid="0027244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6">Разработка веб-приложения-портфолио для</text:p>
      <text:p text:style-name="P36">демонстрации профессиональных навыков и проектов</text:p>
      <text:p text:style-name="P35"/>
      <text:p text:style-name="P35"/>
      <text:p text:style-name="P35"/>
      <text:p text:style-name="P35"/>
      <text:p text:style-name="P35"/>
      <text:p text:style-name="P2"/>
      <text:p text:style-name="P1"/>
      <text:p text:style-name="P1">Программа:</text:p>
      <text:p text:style-name="P1">Разработчик — Fullstack разработчик</text:p>
      <text:p text:style-name="P1">Винокуров Александр Юрьевич</text:p>
      <text:p text:style-name="P1"/>
      <text:p text:style-name="P1"/>
      <text:p text:style-name="P1"/>
      <text:p text:style-name="P1"/>
      <text:p text:style-name="P1"/>
      <text:p text:style-name="P1"/>
      <text:p text:style-name="P3">Екатеринбург</text:p>
      <text:p text:style-name="P3">2025 год</text:p>
      <text:h text:style-name="P49" text:outline-level="2"><text:soft-page-break/><text:span text:style-name="T56">I </text:span>Введение</text:h>
      <text:p text:style-name="P4"/>
      <text:p text:style-name="P6"><text:tab/><text:span text:style-name="T52">В ведении я разберу для чего вообще нужно человеку портфолио.</text:span></text:p>
      <text:p text:style-name="P6"><text:tab/>Сегодня возросло число многочисленных школ программирования и соответственно возросло число начинающих программистов. Благодаря этим начинающим программистам сильно увеличилась конкуренция при устройстве на работу, поэтому в сов<text:span text:style-name="T1">ременных условиях конкуренции на рынке труда программирования важно не только обладать профессиональными навыками, но и уметь их демонстрировать. Даже если юный программист обладает всеми нужными знаниями программирования в области, куда он желает «войти в IT», но не умеет или не знает как правильно подать себя, то шансов у него меньше <text:s/>по сравнению с его конкурентом, который знает как правильно подать свои профессиональные навыки. </text:span></text:p>
      <text:p text:style-name="P5"><text:tab/><text:span text:style-name="T2">Существует множество способов научиться подавать свои профессиональные навыки от различных тренингов до простого чтения книги по психологии. Однако человечество давно изобрело универсальное средство для демонстрации навыков практически в любой сфере — портфолио.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9" text:outline-level="2"><text:soft-page-break/><text:tab/><text:span text:style-name="T54">II</text:span><text:span text:style-name="T56"> </text:span><text:span text:style-name="T53">Исторический обзор «портфолио»</text:span></text:h>
      <text:p text:style-name="P4"><text:span text:style-name="T50"/></text:p>
      <text:p text:style-name="P5"><text:span text:style-name="T50"><text:tab/></text:span><text:span text:style-name="T55">В данном разделе, я разберу откуда вообще произошел термин портфолио и как данный объект развивался исторически.</text:span></text:p>
      <text:p text:style-name="P38"><text:span text:style-name="T5"><text:tab/></text:span><text:span text:style-name="T6">Термин «портфолио» произошел от итальянского </text:span><text:span text:style-name="T35">portafoglio</text:span><text:span text:style-name="T36">, </text:span><text:span text:style-name="T37">что буквально переводится как - «носить листы бумаги» (от </text:span><text:span text:style-name="Emphasis"><text:span text:style-name="T34">portare</text:span></text:span><text:span text:style-name="T37"> — «носить» и </text:span><text:span text:style-name="Emphasis"><text:span text:style-name="T34">foglio</text:span></text:span><text:span text:style-name="T37"> — «лист»). Первоначально портфолио использовалось для обозначения папки с чертежами, эскизами и проектами у архитекторов, художников и дизайнеров. Людям этой профессии также, как и программистам, необходимо демонстрировать навыки работодателям и заказчикам. </text:span></text:p>
      <text:p text:style-name="P38"><text:span text:style-name="T37"><text:tab/></text:span><text:span text:style-name="T38">Например, </text:span><text:span text:style-name="Strong_20_Emphasis"><text:span text:style-name="T40">Бьярке Ингельс, известный архитектор. Он не просто показывает здания — он рассказывает истории. Его портфолио — это комиксы об архитектуре, где каждый проект — приключение с препятствиями, решениями и неожиданными поворотами.</text:span></text:span></text:p>
      <text:p text:style-name="P38"><text:span text:style-name="Strong_20_Emphasis"><text:span text:style-name="T40"><text:tab/>Заха Хадид. Портфолио Захи Хадид всегда было больше, чем просто демонстрацией работ — это манифест новой эстетики. Чистые линии, смелая графика, акцент на инновационных формах.</text:span></text:span><text:span text:style-name="Strong_20_Emphasis"><text:span text:style-name="T38"> </text:span></text:span></text:p>
      <text:p text:style-name="P38"><text:span text:style-name="T38"><text:tab/></text:span><text:span text:style-name="Strong_20_Emphasis"><text:span text:style-name="T40">Майкл Соренсен. </text:span></text:span><text:span text:style-name="Strong_20_Emphasis"><text:span text:style-name="T51">История Майкла Соренсена — это история о том, как правильное портфолио может открыть двери в топовые архитектурные бюро. Его минималистичное и концептуальное портфолио помогло ему получить работу в Herzog &amp; de Meuron без архитектурного образования.</text:span></text:span></text:p>
      <text:p text:style-name="P38"><text:span text:style-name="T37"><text:tab/>Таким образом художники, фотографы и архитекторы еще в начале XX века использовали бумажные портфолио для демонстрации своих работ и разработок. </text:span><text:span text:style-name="T38">В некоторых странах педагогика 80-х — 90-х годов начала использовать портфолио учащегося как метод оценки. Таким образом оценивался не только экзамен, но и весь путь ученика — работы, прогресс, достижения. </text:span></text:p>
      <text:p text:style-name="P38"><text:span text:style-name="T38"/></text:p>
      <text:p text:style-name="P38"><text:soft-page-break/><text:span text:style-name="T38"/></text:p>
      <text:p text:style-name="P38"><text:span text:style-name="T38"/></text:p>
      <text:p text:style-name="P38"><text:span text:style-name="T38"><text:tab/></text:span><text:span text:style-name="T39">В конце XX века и в начале XXI века, с развитием информационных технологий начали появляться цифровые портфолио. </text:span></text:p>
      <text:p text:style-name="P33"><text:tab/>Первоначально цифровые портфолио выглядели как PDF-файл, где, например, художник, мог показать свои <text:s/>работы для демонстрации своих навыков. И, действительно, это гораздо удобнее чем носить толмут, для опытных, или даже небольшую папку для начинающих художников. Достаточно принести компакт диск, что на начало 2000-х годов, были еще популярны, или флешку. </text:p>
      <text:p text:style-name="P33"><text:tab/>С развитием технологий и интернета понятие портфолио претерпело трансформацию, став важным инструментом в сфере образования, бизнеса и IT. Цифровые портфолио позволяют не только продемонстрировать завершённые проекты, но и представить технические навыки, подходы к решению задач и опыт командной работы.</text:p>
      <text:p text:style-name="P33"><text:tab/>На сегодняшний день портфолио является важным элементом профессионального имиджа, особенно в области программирования, где практический опыт и способность разрабатывать реальные проекты играют ключевую роль при трудоустройстве. </text:p>
      <text:p text:style-name="P37"><text:span text:style-name="T5"><text:tab/></text:span><text:span text:style-name="T7">Для программиста в качестве портфолио могут играть роль такие ресурсы как GitHub, Dribbble, Behance, LinkedIn, Tilda, Notion.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49" text:outline-level="2"><text:soft-page-break/><text:span text:style-name="T56">III </text:span>Альтернативы</text:h>
      <text:p text:style-name="P7"/>
      <text:p text:style-name="P8"><text:tab/>В данном разделе я разберу альтернативы сайту как портфолио и аргументирую почему я выбрал именно разработку сайта-портфолио, которая не только является практической частью данного диплома, но и в дальнейшем будет служить мне подспорьем для устройства на работу программистом в первый раз и в дальнейшем с развитием моего опыта в области программирования и увеличением числа разработанных проектов.</text:p>
      <text:p text:style-name="P8"><text:tab/>В предыдущем разделе, я упомянул, что для программиста в качестве портфолио могут играть роль такие ресурсы как GitHub, Dribbble, Behance, LinkedIn, Tilda, Notion и начать, пожалуй, лучше с них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64" text:outline-level="3"><text:soft-page-break/><text:span text:style-name="T56">1 </text:span>GitHub</text:h>
      <text:p text:style-name="P50"/>
      <text:p text:style-name="P8"><text:tab/>GitHub — это веб-сервис для хостинга и совместной разработки программного кода, основанный на системе контроля версий Git. Он обеспечивает инструменты для эффективного командного взаимодействия, отслеживания изменений, ведения документации и автоматизации рабочих процессов.</text:p>
      <text:p text:style-name="P8"><text:tab/>Благодаря своей доступности и популярности GitHub стал стандартом в индустрии программирования, а также важным компонентом цифрового портфолио разработчика.</text:p>
      <text:p text:style-name="P8"><text:tab/>Линус Торвальдс, в 2005 году создал Git для подспорья в разработке ядра linux. Это было необходимо, потому что ядро linux разрабатывает огромное количество программистов со всего мира и необходимо было как-то координировать эту работу. До 2005 года проект linux использовал стороннюю систему контроля версий BitKeeper.</text:p>
      <text:p text:style-name="P39"><text:span text:style-name="T7"><text:tab/>Однако, BitKeeper, </text:span><text:span text:style-name="T8">был закрытым и это коммерческая система, предоставленная разработчикам linux бесплатно, но на условиях. И это в результате доставило проблемы для т</text:span><text:span text:style-name="T7">акого open source </text:span><text:span text:style-name="T8">проекта как linux.</text:span></text:p>
      <text:p text:style-name="P40"><text:span text:style-name="T7"><text:tab/>Один из разработчиков linux - Андреасе Грюнеберг, известн</text:span><text:span text:style-name="T9">ый</text:span><text:span text:style-name="T7"> австралийск</text:span><text:span text:style-name="T9">ий</text:span><text:span text:style-name="T7"> программист, создател</text:span><text:span text:style-name="T9">ь</text:span><text:span text:style-name="T7"> </text:span><text:span text:style-name="Strong_20_Emphasis"><text:span text:style-name="T7">Samba</text:span></text:span><text:span text:style-name="T7"> (ПО для взаимодействия Linux и Windows по протоколу SMB) </text:span><text:span text:style-name="T9">начал разрабатывать инструмент, который мог бы читать метаданные BitKeeper. Это выглядело как попытка обратного инжиниринга закрытой системы <text:s text:c="2"/>BitKeeper. Хоть его намерения, возможно и не <text:s/>были враждебными, компания разработчик сочла это нарушением бесплатного использования. </text:span></text:p>
      <text:p text:style-name="P10"><text:tab/>Последствия не заставили себя долго ждать и в 2005 году BitMover отозвал бесплатную лицензию BitKeeper у сообщества разработчиков ядра linux. </text:p>
      <text:p text:style-name="P40"><text:soft-page-break/><text:span text:style-name="T9"><text:tab/>Тем самым у разработчиков linux исчезла возможность отслеживать версии собственной разработки в удобном формате, что стало поводом для Линуса Торвальдса создать Git. </text:span></text:p>
      <text:p text:style-name="P40"><text:span text:style-name="T9"><text:tab/>После создания </text:span><text:span text:style-name="T10">Git в 2005 году, он быстро стал мощной, но трудной в освоении системой контроля версий. </text:span></text:p>
      <text:p text:style-name="P15"><text:tab/>Git — мощный инструмент. Однако, работать с ним сложно, особенно новичкам. Не было удобного графического интерфейса, не было централизованного места, где можно было бы хранить репозитории онлайн, для доступа к нему другим программистам. Управлять задачами, обсуждать с командой код и просматривать изменения через браузер.</text:p>
      <text:p text:style-name="P40"><text:span text:style-name="T10"><text:tab/>Поэтому в 2007-2008 годах группа разработчиков из США - </text:span><text:span text:style-name="Strong_20_Emphasis"><text:span text:style-name="T10">Том Престон-Вернер, Крис Ванстрас, Пи Джей Хайетт</text:span></text:span><text:span text:style-name="T10">, а позже к ним присоединился </text:span><text:span text:style-name="Strong_20_Emphasis"><text:span text:style-name="T10">Скотт Чакон</text:span></text:span><text:span text:style-name="T10"> — решили </text:span><text:span text:style-name="Strong_20_Emphasis"><text:span text:style-name="T10">создать веб-интерфейс поверх Git</text:span></text:span><text:span text:style-name="T10">, чтобы сделать его доступным, удобным и «социальным». </text:span></text:p>
      <text:p text:style-name="P40"><text:span text:style-name="T10"><text:tab/>Том Престон-Вернер уже работал над проектом </text:span><text:span text:style-name="Strong_20_Emphasis"><text:span text:style-name="T10">Grit</text:span></text:span><text:span text:style-name="T10"> — это была библиотека Ruby для работы с Git. Вместе с Крисом Ванстрасом они начали писать веб-приложение, которое бы делало работу с Git простой.</text:span></text:p>
      <text:p text:style-name="P40"><text:span text:style-name="T10"><text:tab/>В результате эта команда разработчиков запустила GitHub 8 апреля 2008 года. Основная идея: совместить </text:span><text:span text:style-name="Strong_20_Emphasis"><text:span text:style-name="T10">систему контроля версий</text:span></text:span><text:span text:style-name="T10"> с возможностями </text:span><text:span text:style-name="Strong_20_Emphasis"><text:span text:style-name="T10">социальной платформы</text:span></text:span><text:span text:style-name="T10"> (звёзды, фолловеры, pull requests, issues и т.д.).</text:span></text:p>
      <text:p text:style-name="P15"><text:tab/>В итоге GitHub удобный инструмент для разработки в команде разработчиков. Работодатель может увидеть как разработчик пишет код. Однако, в качестве портфолио там есть минусы:</text:p>
      <text:list text:style-name="L1">
        <text:list-item>
          <text:p text:style-name="P67">GitHub показывает структуру кода, но не объясняет суть проекта</text:p>
        </text:list-item>
        <text:list-item>
          <text:p text:style-name="P67">Нельзя легко продемонстрировать интерфейс, цель проекта, стек и особенности реализации, а также результаты.</text:p>
        </text:list-item>
        <text:list-item>
          <text:p text:style-name="P67">Работодатель не всегда будет читать README.md и изучать код, ему нужно быстро понять что умеет программист</text:p>
        </text:list-item>
        <text:list-item>
          <text:p text:style-name="P69"><text:soft-page-break/><text:span text:style-name="T4">Нет визуального оформления — GitHub <text:s/>- технический интерфейс не предназначенный для презентации. Невозможно гибко оформить дизайн, структуру, цветовую схему, фото, описание и т. д.</text:span></text:p>
        </text:list-item>
        <text:list-item>
          <text:p text:style-name="P67">Неудобно для не технических людей — менеджеры по найму, HR, дизайнеры, преподаватели могут не понять как читать репозиторий. Не каждый хочет разбираться в Git, смотреть коммиты и ветки.</text:p>
        </text:list-item>
        <text:list-item>
          <text:p text:style-name="P67">Сложно показать проекты без кода — некоторые проекты нельзя опубликовать полностью, если они закрыты по NDA, если код приватный, если проект реализован визуально, например дизайн или frontend без backend. </text:p>
        </text:list-item>
        <text:list-item>
          <text:p text:style-name="P67">Нет адаптации под мобильное портфолио — GitHub не оптимизирован под личные биографии, фотогалереи, ссылки на соцсети, блоки типа — обо мне, навыки, образование и т. п.</text:p>
        </text:list-item>
        <text:list-item>
          <text:p text:style-name="P67">Ограниченные инструмент редактирования — чтобы обновить описание проекта, нужно знать markdown или редактировать README.md вручную</text:p>
        </text:list-item>
      </text:list>
      <text:p text:style-name="P51"><text:span text:style-name="T4"/></text:p>
      <text:p text:style-name="P52"/>
      <text:p text:style-name="P51"><text:span text:style-name="T4"/></text:p>
      <text:p text:style-name="P51"><text:span text:style-name="T4"/></text:p>
      <text:p text:style-name="P51"><text:span text:style-name="T4"/></text:p>
      <text:p text:style-name="P51"><text:span text:style-name="T4"/></text:p>
      <text:p text:style-name="P51"><text:span text:style-name="T4"/></text:p>
      <text:p text:style-name="P51"><text:span text:style-name="T4"/></text:p>
      <text:p text:style-name="P51"><text:span text:style-name="T4"/></text:p>
      <text:p text:style-name="P51"><text:span text:style-name="T4"/></text:p>
      <text:p text:style-name="P51"><text:span text:style-name="T4"/></text:p>
      <text:h text:style-name="P64" text:outline-level="3"><text:soft-page-break/><text:span text:style-name="T4">2 <text:s/></text:span><text:span text:style-name="T47">Dribbble</text:span></text:h>
      <text:p text:style-name="P51"><text:span text:style-name="T7"/></text:p>
      <text:p text:style-name="P41"><text:span text:style-name="T5"><text:tab/></text:span><text:span text:style-name="T7">Dribbble - </text:span><text:span text:style-name="T14">э</text:span><text:span text:style-name="T7">то </text:span><text:span text:style-name="Strong_20_Emphasis"><text:span text:style-name="T7">онлайн-платформа и социальная сеть для дизайнеров</text:span></text:span><text:span text:style-name="T7">, где они публикуют свои работы, вдохновляются чужими проектами и находят заказы или работу.</text:span></text:p>
      <text:p text:style-name="P41"><text:span text:style-name="T7"><text:tab/></text:span><text:span text:style-name="T11">Создатели <text:s/></text:span><text:span text:style-name="T7">Dribbble — </text:span><text:span text:style-name="T11">Дэн Седерхольм, веб дизайнер и автор книг по CSS, и Рич Торнетт — программист и продуктовый дизайнер. </text:span></text:p>
      <text:p text:style-name="P16"><text:tab/>Идея возникла в 2008 году. <text:s/>Дэн Седерхольм и <text:s/>Рич Торнетт хотели создать простую платформу, где дизайнеры могли бы делиться маленькими фрагментами своей работы — не целыми проектами, а эскизами, деталями и анимациями.</text:p>
      <text:p text:style-name="P41"><text:span text:style-name="T11"><text:tab/>Идея была в формате </text:span><text:span text:style-name="Strong_20_Emphasis"><text:span text:style-name="T11">«показать, над чем ты работаешь»</text:span></text:span><text:span text:style-name="T11">, как бы «забросить мяч» в кольцо — отсюда и название: </text:span><text:span text:style-name="Strong_20_Emphasis"><text:span text:style-name="T11">Dribbble</text:span></text:span><text:span text:style-name="T11"> (</text:span><text:span text:style-name="Emphasis"><text:span text:style-name="T11">dribble</text:span></text:span><text:span text:style-name="T11"> — вести мяч в баскетболе) и метафора </text:span><text:span text:style-name="Emphasis"><text:span text:style-name="T11">shots</text:span></text:span><text:span text:style-name="T11"> (броски).</text:span></text:p>
      <text:p text:style-name="P41"><text:span text:style-name="T11"><text:tab/>Официальный запуск <text:s/></text:span><text:span text:style-name="Strong_20_Emphasis"><text:span text:style-name="T11">Dribbble произошел в 2008 году. </text:span></text:span></text:p>
      <text:p text:style-name="P41"><text:span text:style-name="Strong_20_Emphasis"><text:span text:style-name="T11">Изначально это была закрытая платформа — нужно было получить инвайт (приглашение), что создало эффект эксклюзивности и привлекло талантливых дизайнеров. Качество работ с самого начала было высоким и платформа быстро стала популярной в дизайн среде.</text:span></text:span></text:p>
      <text:p text:style-name="P41"><text:span text:style-name="Strong_20_Emphasis"><text:span text:style-name="T11"><text:tab/>Как результат Dribbble стал местом не только для самовыражения, но и поиска работы, клиентов и фрилансеров. </text:span></text:span></text:p>
      <text:p text:style-name="P41"><text:span text:style-name="Strong_20_Emphasis"><text:span text:style-name="T11"><text:tab/>Позже появились платные аккаунты, вакансии и биржа. </text:span></text:span></text:p>
      <text:p text:style-name="P42"><text:span text:style-name="Strong_20_Emphasis"><text:span text:style-name="T12">Использование <text:s/></text:span></text:span><text:span text:style-name="Strong_20_Emphasis"><text:span text:style-name="T11">Dribbble </text:span></text:span><text:span text:style-name="Strong_20_Emphasis"><text:span text:style-name="T12">как портфолио для программиста — довольно спорное решение. Хотя платформа ориентирована на дизайнеров, у нее есть некоторые полезные стороны для разработчиков, особенно frontend разработчиков и тех, кто работает над UI/UX или визуальной частью приложений.</text:span></text:span></text:p>
      <text:p text:style-name="P42"><text:span text:style-name="Strong_20_Emphasis"><text:span text:style-name="T12"/></text:span></text:p>
      <text:p text:style-name="P42"><text:span text:style-name="Strong_20_Emphasis"><text:span text:style-name="T12"/></text:span></text:p>
      <text:p text:style-name="P42"><text:span text:style-name="Strong_20_Emphasis"><text:span text:style-name="T12"/></text:span></text:p>
      <text:p text:style-name="P42"><text:span text:style-name="Strong_20_Emphasis"><text:span text:style-name="T12"/></text:span></text:p>
      <text:p text:style-name="P42"><text:soft-page-break/><text:span text:style-name="Strong_20_Emphasis"><text:span text:style-name="T12">Плюсы использования </text:span></text:span><text:span text:style-name="Strong_20_Emphasis"><text:span text:style-name="T11">Dribbble </text:span></text:span><text:span text:style-name="Strong_20_Emphasis"><text:span text:style-name="T12">для программиста:</text:span></text:span></text:p>
      <text:p text:style-name="P42"><text:span text:style-name="Strong_20_Emphasis"><text:span text:style-name="T12">1. Красочная и наглядная подача проектов</text:span></text:span></text:p>
      <text:p text:style-name="P42"><text:span text:style-name="Strong_20_Emphasis"><text:span text:style-name="T12"><text:tab/> </text:span></text:span><text:span text:style-name="Strong_20_Emphasis"><text:span text:style-name="T11">Dribbble — </text:span></text:span><text:span text:style-name="Strong_20_Emphasis"><text:span text:style-name="T12">визуальная платформа. Если программист делает интерфейсы, фронтенд, анимации или визуально сложные приложения — это идеальное место, чтобы показать результат «лицом», а не кодом. </text:span></text:span></text:p>
      <text:p text:style-name="P42"><text:span text:style-name="Strong_20_Emphasis"><text:span text:style-name="T12"><text:tab/>Например, если программист разработал SPA-приложение, то можно сделать анимированный скринкаст или макеты интерфейсов и выложить их как shots</text:span></text:span></text:p>
      <text:p text:style-name="P42"><text:span text:style-name="Strong_20_Emphasis"><text:span text:style-name="T12"/></text:span></text:p>
      <text:p text:style-name="P42"><text:span text:style-name="Strong_20_Emphasis"><text:span text:style-name="T12">2. Возможность привлечь дизайнерскую и продуктовую аудиторию</text:span></text:span></text:p>
      <text:p text:style-name="P42"><text:span text:style-name="Strong_20_Emphasis"><text:span text:style-name="T12"><text:tab/></text:span></text:span><text:span text:style-name="Strong_20_Emphasis"><text:span text:style-name="T11">Dribbble </text:span></text:span><text:span text:style-name="Strong_20_Emphasis"><text:span text:style-name="T12">пользуются не только дизайнеры, но и стартаперы, арт-директора и HR из креативных компаний. </text:span></text:span></text:p>
      <text:p text:style-name="P42"><text:span text:style-name="Strong_20_Emphasis"><text:span text:style-name="T12"><text:tab/>Искатель, как разработчик, может показать, что он работает с UI не просто технически, а эстетично и вдумчиво.</text:span></text:span></text:p>
      <text:p text:style-name="P42"><text:span text:style-name="Strong_20_Emphasis"><text:span text:style-name="T12"/></text:span></text:p>
      <text:p text:style-name="P42"><text:span text:style-name="Strong_20_Emphasis"><text:span text:style-name="T12">3. Уникальное позиционирование</text:span></text:span></text:p>
      <text:p text:style-name="P42"><text:span text:style-name="Strong_20_Emphasis"><text:span text:style-name="T12"><text:tab/>Мало программистов публикуют свои проекты на <text:s/></text:span></text:span><text:span text:style-name="Strong_20_Emphasis"><text:span text:style-name="T11">Dribbble, </text:span></text:span><text:span text:style-name="Strong_20_Emphasis"><text:span text:style-name="T12">поэтому искатель — программист может выделиться как разработчик с дизайнерским мышлением или как fullstack с уклоном в UI.</text:span></text:span></text:p>
      <text:p text:style-name="P42"><text:span text:style-name="Strong_20_Emphasis"><text:span text:style-name="T12"><text:tab/>Это особенно полезно для фрилансеров, frontend, WebGL и тех, кто делает <text:s/>анимации или визуальные презентации.</text:span></text:span></text:p>
      <text:p text:style-name="P42"><text:span text:style-name="Strong_20_Emphasis"><text:span text:style-name="T12"/></text:span></text:p>
      <text:p text:style-name="P42"><text:span text:style-name="Strong_20_Emphasis"><text:span text:style-name="T12">4. Отличная демонстрация soft и product навыков.</text:span></text:span></text:p>
      <text:p text:style-name="P43"><text:span text:style-name="Strong_20_Emphasis"><text:span text:style-name="T12"><text:tab/></text:span></text:span><text:span text:style-name="Strong_20_Emphasis"><text:span text:style-name="T13">Если программист не только пишет код, но и думает о пользовательском опыте, важно уметь рассказывать о проектах визуально. <text:s/></text:span></text:span><text:span text:style-name="Strong_20_Emphasis"><text:span text:style-name="T11">Dribbble </text:span></text:span><text:span text:style-name="Strong_20_Emphasis"><text:span text:style-name="T13">поощрят это.</text:span></text:span></text:p>
      <text:p text:style-name="P43"><text:span text:style-name="Strong_20_Emphasis"><text:span text:style-name="T13"/></text:span></text:p>
      <text:p text:style-name="P43"><text:span text:style-name="Strong_20_Emphasis"><text:span text:style-name="T13"/></text:span></text:p>
      <text:p text:style-name="P43"><text:span text:style-name="Strong_20_Emphasis"><text:span text:style-name="T13"/></text:span></text:p>
      <text:p text:style-name="P43"><text:span text:style-name="Strong_20_Emphasis"><text:span text:style-name="T13"/></text:span></text:p>
      <text:p text:style-name="P43"><text:span text:style-name="Strong_20_Emphasis"><text:span text:style-name="T13"/></text:span></text:p>
      <text:p text:style-name="P43"><text:soft-page-break/><text:span text:style-name="Strong_20_Emphasis"><text:span text:style-name="T13">Минусы</text:span></text:span><text:span text:style-name="Strong_20_Emphasis"><text:span text:style-name="T12"> использования </text:span></text:span><text:span text:style-name="Strong_20_Emphasis"><text:span text:style-name="T11">Dribbble </text:span></text:span><text:span text:style-name="Strong_20_Emphasis"><text:span text:style-name="T12">для программиста:</text:span></text:span></text:p>
      <text:p text:style-name="P11">1. Платформа не предназначена для демонстрации кода.</text:p>
      <text:p text:style-name="P11"><text:tab/>Dribbble не поддерживает загрузку исходников, не показывает структуру проекта, архитектуру, язык программирования и не дает ссылку на <text:s/>GitHub. </text:p>
      <text:p text:style-name="P11"><text:tab/>В результате искатель может показать обложку проекта, но не раскрыть его суть как разработчик.</text:p>
      <text:p text:style-name="P11"/>
      <text:p text:style-name="P12">2. Ограниченный интерес со стороны технических рекрутеров.</text:p>
      <text:p text:style-name="P12"><text:tab/>Рекрутеры и техдиректора ищут программистов на GitHub, Linkedin или собственных сайтах, а не на дизайнерских платформах.</text:p>
      <text:p text:style-name="P12"><text:tab/>Если программист претендует на backend, DevOps или data science, Dribbble — вообще не релевантен.</text:p>
      <text:p text:style-name="P12"/>
      <text:p text:style-name="P12">3. Упор на визуал.</text:p>
      <text:p text:style-name="P12"><text:tab/>Некоторые технические <text:s/>руководители могут подумать, что программист сосредоточен на картинках, а не архитектуре, производительности и безопасности. </text:p>
      <text:p text:style-name="P12"><text:tab/>Особенно, если программист — frontend, то ему нужно балансировать между красотой и технической глубиной.</text:p>
      <text:p text:style-name="P12"/>
      <text:p text:style-name="P12">4. <text:span text:style-name="T58">Невозможность полноценно структурировать портфолио</text:span></text:p>
      <text:p text:style-name="P13"><text:tab/>Dribbble — это галерея. Там нет раздела «О себе», «Контакты», «Навыки», «Опыт», «Сертификаты», как на личных сайтах, например, где программист может воплотить все, что ему нужно. </text:p>
      <text:p text:style-name="P13"><text:tab/>Это делает профиль неполноценным портфолио в классическом понимании.</text:p>
      <text:p text:style-name="P13"/>
      <text:p text:style-name="P13"/>
      <text:p text:style-name="P13"/>
      <text:p text:style-name="P13"/>
      <text:p text:style-name="P14"><text:soft-page-break/>Итог:</text:p>
      <text:p text:style-name="P14">Платформа Dribbble предоставляет широкие возможности для визуальной демонстрации пользовательских интерфейсов и визуальных компонентов программных решений. Однако для разработчиков она имеет ограниченную ценность, так как не поддерживает публикацию исходного кода, описания архитектурных решений или технической реализации. Поэтому использование Dribbble в качестве основного инструмента портфолио программиста является оправданным лишь в случае акцента на визуальную составляющую, например, при разработке интерфейсов или фронтенда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64" text:outline-level="3"><text:soft-page-break/>3 <text:s/><text:span text:style-name="T52">Behance</text:span></text:h>
      <text:p text:style-name="P14"/>
      <text:p text:style-name="P13"><text:span text:style-name="Strong_20_Emphasis"><text:span text:style-name="T57"><text:tab/>Behance</text:span></text:span> — это онлайн-платформа для <text:span text:style-name="Strong_20_Emphasis"><text:span text:style-name="T57">демонстрации и продвижения креативных работ</text:span></text:span>, созданная в первую очередь для <text:span text:style-name="Strong_20_Emphasis"><text:span text:style-name="T57">дизайнеров, иллюстраторов, фотографов, видеомонтажёров и других творческих специалистов</text:span></text:span>.</text:p>
      <text:p text:style-name="P43"><text:span text:style-name="T14"><text:tab/></text:span><text:span text:style-name="Strong_20_Emphasis"><text:span text:style-name="T14">Behance</text:span></text:span><text:span text:style-name="T14"> был создан в 2005 году двумя американскими предпринимателями — </text:span><text:span text:style-name="Strong_20_Emphasis"><text:span text:style-name="T14">Скоттом Белски (Scott Belsky), </text:span></text:span><text:span text:style-name="Strong_20_Emphasis"><text:span text:style-name="T15">автором книг и венчурным инвестором,</text:span></text:span><text:span text:style-name="T14"> и </text:span><text:span text:style-name="Strong_20_Emphasis"><text:span text:style-name="T14">Маттом Хиллманом (Mathew Hillman) — </text:span></text:span><text:span text:style-name="Strong_20_Emphasis"><text:span text:style-name="T15">дизайнером и арт-директором</text:span></text:span><text:span text:style-name="T14">. Их цель была проста и одновременно амбициозна: </text:span><text:span text:style-name="Strong_20_Emphasis"><text:span text:style-name="T14">создать платформу, где креативные специалисты смогут системно показывать свои работы, строить репутацию и находить клиентов</text:span></text:span><text:span text:style-name="T14">.</text:span></text:p>
      <text:p text:style-name="P53"><text:span text:style-name="T14"><text:tab/></text:span><text:span text:style-name="T4">На момент появления Behance у дизайнеров, иллюстраторов и других творческих специалистов не было единой, профессиональной платформы для презентации своих проектов, ведения портфолио в интернете, получения обратной связи от коллег и привлечения внимания работодателей и заказчиков.</text:span></text:p>
      <text:p text:style-name="P43"><text:span text:style-name="T15"><text:tab/></text:span><text:span text:style-name="T4">Скотт Белски часто говорил, что «у творческих людей множество идей, но нет системы для их реализации и презентации». Behance должен был стать этой системой.</text:span></text:p>
      <text:p text:style-name="P17"><text:tab/>Публичный запуск Behance произошел в 2006 году, а в декабре 2012 года был выкуплен Adobe за, примерно, 150 миллионов долларов.</text:p>
      <text:p text:style-name="P43"><text:span text:style-name="T14"><text:tab/></text:span><text:span text:style-name="T15">Платформа оказалась успешной потому что у Behance фокус на визуальной подаче. Проекты оформляются как кейсы — с текстом, графикой и слайдами. Креативные специалисты могут накапливать репутацию. А также в Behance есть витрина работ и Behance продвигает лучшие работы на главной странице и в подборках.</text:span></text:p>
      <text:p text:style-name="P43"><text:span text:style-name="T15"/></text:p>
      <text:p text:style-name="P43"><text:span text:style-name="T15"/></text:p>
      <text:p text:style-name="P43"><text:span text:style-name="T15"/></text:p>
      <text:p text:style-name="P43"><text:span text:style-name="T15"/></text:p>
      <text:p text:style-name="P43"><text:span text:style-name="T15"/></text:p>
      <text:p text:style-name="P54"><text:soft-page-break/><text:span text:style-name="T14">П</text:span><text:span text:style-name="T4">люсы использования Behance как портфолио для программиста:</text:span></text:p>
      <text:p text:style-name="P18">1. Отличная визуальная презентация проектов</text:p>
      <text:p text:style-name="P44"><text:span text:style-name="T15"><text:tab/>Behance позволяет создать красиво оформленный кейс-проект с описанием, скриншотами, диаграммами, Gif-анимацией и </text:span><text:span text:style-name="T4">mockup’ами. </text:span><text:span text:style-name="T15">Это полезно, если программист хочет не просто показать код, а показать как проект выглядит и зачем он нужен.</text:span></text:p>
      <text:p text:style-name="P18"><text:tab/>Например, если программист создал интернет-магазин, то можно показать дизайн, как он работает, структуру страниц, карточку товара, а не только код контроллеров</text:p>
      <text:p text:style-name="P44"><text:span text:style-name="T15"/></text:p>
      <text:p text:style-name="P18">2. Полноценные страницы проектов</text:p>
      <text:p text:style-name="P18"><text:tab/>Каждый проект в Behance можно оформить как полноценную страницу и рассказать о целях, процессе, технологиях, трудностях и результатах. Это подает искателя не только как программиста, но и как мыслителя, командного <text:s/>участника и человека с подходом.</text:p>
      <text:p text:style-name="P44"><text:span text:style-name="T15"><text:tab/>Например, если программист напишет - </text:span><text:span text:style-name="T4">«Я отвечал за frontend, использовал Vue.js, делал адаптивную верстку и взаимодействие с REST API»</text:span></text:p>
      <text:p text:style-name="P44"><text:span text:style-name="T15"/></text:p>
      <text:p text:style-name="P18">3. Полезно для frontend и UI-разработчиков</text:p>
      <text:p text:style-name="P18"><text:tab/>Если программист — frontend-разработчик и особенно с уклоном в UI/UX, то Behance может усилить его портфолио. Работодатели ценят тех, кто может не только написать код, но и понимать пользовательский опыт.</text:p>
      <text:p text:style-name="P18"><text:tab/>Например, если разработчик создал администраторскую панель на React, то он может показать UI-сценарии, анимации и как все работает на разных разрешениях экрана.</text:p>
      <text:p text:style-name="P44"><text:span text:style-name="T15"/></text:p>
      <text:p text:style-name="P54"><text:span text:style-name="T4">4. </text:span><text:span text:style-name="T16">Повышает кросс-дисциплинарную ответственность</text:span></text:p>
      <text:p text:style-name="P19"><text:tab/>Behance показывает, что программист умеет работать с дизайнерами и продуктами, а не только писать код. Это усиливает резюме для стартаперов, продуктовых команд, UI/UX ориентированных проектов.</text:p>
      <text:p text:style-name="P55"><text:soft-page-break/><text:span text:style-name="T4">5. Возможность встроить в общее портфолио или резюме</text:span></text:p>
      <text:p text:style-name="P20"><text:tab/>Behance дает постоянную ссылку на проект и профиль — это можно добавлять в резюме, Linkedin или даже GitHub как визуальное дополнение.</text:p>
      <text:p text:style-name="P55"><text:span text:style-name="T4"/></text:p>
      <text:p text:style-name="P26">Итог:</text:p>
      <text:p text:style-name="P26">LinkedIn является одной из наиболее востребованных платформ для профессионального позиционирования в сфере программирования. Сервис позволяет создать подробное резюме, указывать стек технологий, добавлять ссылки на проекты и получать рекомендации от коллег. Однако, как инструмент демонстрации портфолио, LinkedIn имеет ограничения: платформа не поддерживает прямую демонстрацию исходного кода, визуальных элементов интерфейса или технических деталей реализации. Таким образом, LinkedIn эффективен в сочетании с другими платформами, такими как GitHub и личный сайт.</text:p>
      <text:p text:style-name="P55"><text:span text:style-name="T4"/></text:p>
      <text:p text:style-name="P55"><text:span text:style-name="T4"/></text:p>
      <text:p text:style-name="P55"><text:span text:style-name="T4">Минусы </text:span><text:span text:style-name="T15">использования Behance как портфолио для программиста:</text:span></text:p>
      <text:p text:style-name="P55"><text:span text:style-name="T15">1. </text:span><text:span text:style-name="T4">Нет поддержки исходного кода</text:span></text:p>
      <text:p text:style-name="P20"><text:tab/>Behance — не техническая платформа. Программист не может разместить репозиторий, открыть код, дать доступ к веткам или использовать систему контроля версий в отличие от той же GitHub, где можно показать коммиты, структуру проекта и историю разработки.</text:p>
      <text:p text:style-name="P55"><text:span text:style-name="T4"/></text:p>
      <text:p text:style-name="P20">2. Платформа ориентирована на дизайнеров</text:p>
      <text:p text:style-name="P20"><text:tab/>Сообщество Behance — дизайнеры, арт-директора, брендинговые агенства. Технические проекты почти никто не оценивает, а комментируют в основном визуал.</text:p>
      <text:p text:style-name="P20"><text:tab/>Даже, если программист разместит полезный инструмент или веб-приложение, то оно может «затеряться» среди логотипов, фотомонтажей или UI-макетов.</text:p>
      <text:p text:style-name="P55"><text:soft-page-break/><text:span text:style-name="T4"/></text:p>
      <text:p text:style-name="P20">3. Нет фильтрации по технологиям</text:p>
      <text:p text:style-name="P20"><text:tab/>Программист не может указать, что проект написан на laravel, React, java и т. д. Нет тэгов по языкам программирования как на GitHub или Dev.to. Поэтому работодатель не может быстро найти проекты на нужном стеке. </text:p>
      <text:p text:style-name="P55"><text:span text:style-name="T4"/></text:p>
      <text:p text:style-name="P20">4. Неудобно обновлять техническую информацию</text:p>
      <text:p text:style-name="P20"><text:tab/>Каждое изменение требует перерисовки скриншотов, редактирования оформления, новой загрузки изображений. Это неудобно для «живого», постоянно развивающегося проекта. </text:p>
      <text:p text:style-name="P55"><text:span text:style-name="T4"/></text:p>
      <text:p text:style-name="P20">5. Неуместно для backend или системных разработчиков</text:p>
      <text:p text:style-name="P20"><text:tab/>Если программист пишет API, CLI инструменты, сервисы, базы данных, телеграм-ботов или микросервисы, то Behance совершенно не подходит. Программисту просто нечего там будет показывать кроме скриншота консоли. </text:p>
      <text:p text:style-name="P55"><text:span text:style-name="T4"/></text:p>
      <text:p text:style-name="P20">Итог: </text:p>
      <text:p text:style-name="P20">Behance — это популярная креативная платформа для демонстрации визуальных проектов. Хотя изначально она предназначена для дизайнеров, Behance может быть частично использована программистами, особенно работающими с пользовательскими интерфейсами. Платформа позволяет создавать красиво оформленные презентации проектов, однако не поддерживает размещение исходного кода или технических деталей реализации, что делает её недостаточно функциональной в контексте оценки профессиональных навыков программиста.</text:p>
      <text:p text:style-name="P55"><text:span text:style-name="T4"/></text:p>
      <text:p text:style-name="P55"><text:span text:style-name="T4"/></text:p>
      <text:p text:style-name="P55"><text:span text:style-name="T4"/></text:p>
      <text:p text:style-name="P55"><text:span text:style-name="T4"/></text:p>
      <text:p text:style-name="P55"><text:span text:style-name="T4"/></text:p>
      <text:h text:style-name="P64" text:outline-level="3"><text:soft-page-break/><text:span text:style-name="T46">4 <text:s/></text:span><text:span text:style-name="T47">LinkedIn</text:span></text:h>
      <text:p text:style-name="P50"><text:span text:style-name="T47"/></text:p>
      <text:p text:style-name="P45"><text:span text:style-name="Strong_20_Emphasis"><text:span text:style-name="T7"><text:tab/>LinkedIn</text:span></text:span><text:span text:style-name="T7"> — это крупнейшая в мире </text:span><text:span text:style-name="Strong_20_Emphasis"><text:span text:style-name="T7">профессиональная социальная сеть</text:span></text:span><text:span text:style-name="T7">, предназначенная для установления деловых контактов, поиска работы, публикации резюме и демонстрации профессиональных достижений.</text:span></text:p>
      <text:p text:style-name="P9"><text:tab/>В начале <text:span text:style-name="T59">2000-х годов не существовало единой онлайн-платформы, где люди могли бы представить себя как профессионалов — аналог резюме, но цифровой. Поддерживать связи не только дружеские, как в Facebook, но и деловые. А также искать работу и нанимать сотрудников. </text:span></text:p>
      <text:p text:style-name="P45"><text:span text:style-name="T7"><text:tab/></text:span><text:span text:style-name="T17">Цель LinkedIn — создать социальную сеть для карьеры и бизнеса, в отличие от Facebook и MySpace, ориентированных на личную жизнь.</text:span></text:p>
      <text:p text:style-name="P22"><text:tab/>LinkedIn был создан Ридом Хоффманом, американским предпринимателем, выпускником Стенфорда и Оксфорда, который ранее работал в PayPal и входил в PayPal Mafia. Рид Хоффман инвестор и стратег, понимал важность сетевого капитала.</text:p>
      <text:p text:style-name="P22"><text:tab/>Хоффман говорил: «LinkedIn был задуман как способ дать людям возможность использовать силу своих профессиональных связей в цифровом виде».</text:p>
      <text:p text:style-name="P22"><text:tab/>Сооснователи LinkedIn:</text:p>
      <text:list text:style-name="L2">
        <text:list-item>
          <text:p text:style-name="P71"><text:span text:style-name="Strong_20_Emphasis"><text:span text:style-name="T17">Allen Blue</text:span></text:span><text:span text:style-name="T17"> — дизайнер и продукт-менеджер</text:span></text:p>
        </text:list-item>
        <text:list-item>
          <text:p text:style-name="P71"><text:span text:style-name="Strong_20_Emphasis"><text:span text:style-name="T17">Jean-Luc Vaillant</text:span></text:span><text:span text:style-name="T17"> — инженер</text:span></text:p>
        </text:list-item>
        <text:list-item>
          <text:p text:style-name="P71"><text:span text:style-name="Strong_20_Emphasis"><text:span text:style-name="T17">Eric Ly</text:span></text:span><text:span text:style-name="T17"> — CTO (технический директор)</text:span></text:p>
        </text:list-item>
        <text:list-item>
          <text:p text:style-name="P71"><text:span text:style-name="Strong_20_Emphasis"><text:span text:style-name="T17">Konstantin Guericke</text:span></text:span><text:span text:style-name="T17"> — маркетинг</text:span></text:p>
        </text:list-item>
      </text:list>
      <text:p text:style-name="P46"><text:span text:style-name="T17"/></text:p>
      <text:p text:style-name="P56"><text:soft-page-break/><text:span text:style-name="T4"><text:tab/>Разработка <text:s/>LinkedIn началась в конце 2002 года. Проект стартовал в квартире Рида Хоффмана и финансировался вначале самим Хоффманом и близким кругом инвесторов. </text:span></text:p>
      <text:p text:style-name="P22"><text:tab/>Основной упор делался на профессиональные профили, систему рекомендаций от коллег, построение сети контактов а также приватность и доверие. </text:p>
      <text:p text:style-name="P56"><text:span text:style-name="T4"><text:tab/>Запуск бета-версии произошел 5 мая 2003 года и результат был довольно скромным, но показательным для стартапа: </text:span><text:span text:style-name="T18">в первый день зарегистрировалось всего 113 человек и это в основном друзья и коллеги основателей. На протяжении первой недели рост шел исключительно за счет личных приглашений. Linkedin был изначально как закрытая сеть, где люди приглашали только тех, кого знали профессионально. </text:span></text:p>
      <text:p text:style-name="P23"><text:tab/>К концу месяца у Linkedin было уже более 4500 пользователей — рост происходил вирусно, через систему рекомендаций и контактов.</text:p>
      <text:p text:style-name="P23"><text:tab/>За первый год существования компания привлекла более 500000 пользователей. Пользователи видели ценность в том, что могли связаться с нужными людьми через знакомых, что отличало Linkedin от других социальных сетей. </text:p>
      <text:p text:style-name="P46"><text:span text:style-name="T18"><text:tab/>Официальный старт произошел летом 2003 года. Старт происходил постепенно, так как это был стартап с ограниченными ресурсами, и его запуск проходил в форме «мягкого выхода» на рынок, что характерно для IT-платформ того времени. У Linkedin не было масштабной маркетинговой компании. Рид Хоффман и команда сделали ставку на </text:span><text:span text:style-name="Strong_20_Emphasis"><text:span text:style-name="T18">эффект сетевого взаимодействия</text:span></text:span><text:span text:style-name="T18">: чем больше пользователей — тем выше ценность платформы. К концу лета компания привлекла уже более 80000 пользователей.</text:span></text:p>
      <text:p text:style-name="P47"><text:span text:style-name="T7"><text:tab/></text:span><text:span text:style-name="T18">К 2006 году Linkedin стал одной из самых быстрорастущих профессиональных платформ в интернете. </text:span><text:span text:style-name="T19">В 2005-2006 годах, платформа добавила ряд важных функций:</text:span></text:p>
      <text:list text:style-name="L3">
        <text:list-item>
          <text:p text:style-name="P72"><text:soft-page-break/><text:span text:style-name="T19">Публичные профили (можно делиться ссылкой на профиль)</text:span></text:p>
        </text:list-item>
        <text:list-item>
          <text:p text:style-name="P74">Поиск сотрудников и работы</text:p>
        </text:list-item>
        <text:list-item>
          <text:p text:style-name="P74">Возможность рекомендовать других пользователей</text:p>
        </text:list-item>
        <text:list-item>
          <text:p text:style-name="P74">Платные подписки для рекрутеров (начало монетизации)</text:p>
        </text:list-item>
        <text:list-item>
          <text:p text:style-name="P74">Инструменты для HR и компаний по размещению вакансий</text:p>
        </text:list-item>
      </text:list>
      <text:p text:style-name="P24"><text:tab/>Эти нововведения превратили Linkedin не просто в «резюме-сайт», а в полноценную бизнес-сеть в результате чего к концу года Linkedin насчитывал уже более 8 миллионов пользователей.</text:p>
      <text:p text:style-name="P57"><text:span text:style-name="T4"/></text:p>
      <text:p text:style-name="P25">Плюсы использования linkedin как портфолио для программиста:</text:p>
      <text:p text:style-name="P25">1. Универсальная платформа для профессионального позиционирования</text:p>
      <text:p text:style-name="P25"><text:tab/>LinkedIn — это не просто резюме. Это живая страница, где программист может рассказать о себе. Программист может указать стек технологий, опыт, достижения, ссылки на проекты, курсы, сертификаты. Например, можно указать, что разрабатывал laravel-приложения, разместить ссылку на GitHub и описать свой вклад. </text:p>
      <text:p text:style-name="P48"><text:span text:style-name="T20"/></text:p>
      <text:p text:style-name="P25">2. Возможность быть замеченным рекрутерами</text:p>
      <text:p text:style-name="P48"><text:span text:style-name="T20"><text:tab/>Рекрутеры массово используют linkedin для поиска специалистов. Если профиль настроен грамотно, то можно получать предложения о работе, даже не подаваясь никуда. Например, </text:span><text:span text:style-name="T4">многие разработчики получают входящие предложения с вакансиями от зарубежных компаний прямо в личные сообщения LinkedIn.</text:span></text:p>
      <text:p text:style-name="P48"><text:span text:style-name="T20"/></text:p>
      <text:p text:style-name="P25">3. Демонстрация рекомендаций и отзывов</text:p>
      <text:p text:style-name="P48"><text:soft-page-break/><text:span text:style-name="T20"><text:tab/>В Linkedin можно получать рекомендации от коллег и работодателей, что повышает доверие, как репутация в жизни. Например,</text:span><text:span text:style-name="T4"> тимлид может оставить публичный отзыв о работе </text:span><text:span text:style-name="T21">программиста</text:span><text:span text:style-name="T4"> в проекте</text:span></text:p>
      <text:p text:style-name="P48"><text:span text:style-name="T20"/></text:p>
      <text:p text:style-name="P25">4. Поддержка публикаций, статей и контента</text:p>
      <text:p text:style-name="P48"><text:span text:style-name="T20"><text:tab/></text:span><text:span text:style-name="T4">LinkedIn даёт возможность публиковать статьи, посты, делиться ссылками на проекты и демонстрировать </text:span><text:span text:style-name="Strong_20_Emphasis"><text:span text:style-name="T4">профессиональную активность</text:span></text:span><text:span text:style-name="T4">. </text:span><text:span text:style-name="T21">Например, можно выложить разбор проекта, опубликовать статью о том, как программист оптимизировал Vue-компоненты — это показывает глубину мышления.</text:span></text:p>
      <text:p text:style-name="P45"><text:span text:style-name="T7"/></text:p>
      <text:p text:style-name="P58"><text:span text:style-name="T7">5. </text:span><text:span text:style-name="T4">Международное <text:s/>признание</text:span></text:p>
      <text:p text:style-name="P58"><text:span text:style-name="T4"><text:tab/></text:span><text:span text:style-name="T22">Linkedin признан в большинстве стран мира как стандарт профессионального профиля. Это полезно, если программист ищет удаленную работу или релокацию. Часто, при подаче заявления на работу в Европу или США, наличие качественного профиля в Linkedin — это почти обязательное условие.</text:span></text:p>
      <text:p text:style-name="P58"><text:span text:style-name="T22"/></text:p>
      <text:p text:style-name="P29">Минусы использования linkedin для портфолио программиста:</text:p>
      <text:p text:style-name="P29">1. Нет встроенного просмотра кода</text:p>
      <text:p text:style-name="P29"><text:tab/>Linkedin не предназначен для демонстрации кода, структуры проекта, тестов, архитектурных решений. Если программист желает продемонстрировать как работает созданный им API — linkedin не даст интерактивности, а только ссылку.</text:p>
      <text:p text:style-name="P29">2. Визуальное оформление ограничено</text:p>
      <text:p text:style-name="P29"><text:tab/>В Linkedin нельзя красиво визуализировать проекты, как на Behance или на личном сайте. Если программист сделал красивое веб-приложение с анимациями — Linkedin не даст полноценно показать UI и поведение.</text:p>
      <text:p text:style-name="P60"><text:soft-page-break/><text:span text:style-name="T4">3. Конкуренция и шаблонность</text:span></text:p>
      <text:p text:style-name="P29"><text:tab/>Многие профили в Linkedin выглядят одинаково. Чтобы выделиться среди множества других пользователей Linkedin, нужно тратить время: писать кейсы, настраивать SEO-профиля, быть активным. Многие в Linkedin просто копируют шаблон — «Frontend Developer», «React», «Vue» и эти профили теряются среди тысяч таких же пользователей.</text:p>
      <text:p text:style-name="P60"><text:span text:style-name="T4">4. </text:span><text:span text:style-name="T23">Требует регулярной активности</text:span></text:p>
      <text:p text:style-name="P28"><text:tab/>Чтобы профиль в Linkedin «жил» - нужно проявлять активность. Если активности в Linkedin не проявлять, то профиль искателя просто не выводится в ленте у работодателей. </text:p>
      <text:p text:style-name="P27">5. Платные ограничения</text:p>
      <text:p text:style-name="P27"><text:tab/>Для просмотра полной аналитики, сообщений от незнакомцев и продвижения профиля — нужны платные подписки Linkedin Premium.</text:p>
      <text:p text:style-name="P59"><text:span text:style-name="T4"/></text:p>
      <text:p text:style-name="P59"><text:span text:style-name="T4"/></text:p>
      <text:p text:style-name="P59"><text:span text:style-name="T4"/></text:p>
      <text:p text:style-name="P59"><text:span text:style-name="T4"/></text:p>
      <text:p text:style-name="P59"><text:span text:style-name="T4"/></text:p>
      <text:p text:style-name="P59"><text:span text:style-name="T4"/></text:p>
      <text:p text:style-name="P59"><text:span text:style-name="T4"/></text:p>
      <text:p text:style-name="P59"><text:span text:style-name="T4"/></text:p>
      <text:p text:style-name="P59"><text:span text:style-name="T4"/></text:p>
      <text:p text:style-name="P59"><text:span text:style-name="T4"/></text:p>
      <text:p text:style-name="P59"><text:span text:style-name="T4"/></text:p>
      <text:h text:style-name="P65" text:outline-level="3"><text:soft-page-break/><text:span text:style-name="T42">5 </text:span><text:span text:style-name="T41">Личный сайт</text:span></text:h>
      <text:p text:style-name="P45"><text:span text:style-name="T7"/></text:p>
      <text:p text:style-name="P61"><text:span text:style-name="T7"><text:tab/></text:span><text:span text:style-name="T4">Личный сайт — веб-приложение, созданное отдельным человеком для представления себя, своей деятельности или интересов в интернете. Он может служить как цифровая визитка и может выполнять самые разные функции — от портфолио до блога или онлайн-резюме. </text:span></text:p>
      <text:p text:style-name="P30"><text:tab/>Личный сайт ограничен только существующими технологиями и фантазией программиста. Программист может показать на своем сайте собственные проекты с описанием, скриншотами, ссылками на репозитории или на готовые, созданные программистом, проекты. </text:p>
      <text:p text:style-name="P30"><text:tab/></text:p>
      <text:p text:style-name="P30">Плюсы использования личного сайта как портфолио для программиста:</text:p>
      <text:p text:style-name="P30">1. Полная свобода оформления</text:p>
      <text:p text:style-name="P30"><text:tab/>Программист сам выбирает дизайн, структуру, цвета, анимации, стили. Это дает возможность выразить себя и показать не только проекты, но и свой вкус и внимание к деталям.</text:p>
      <text:p text:style-name="P30"><text:tab/>Программист может создать сайт, например, в стиле dark mode с интерактивными карточками проектов, анимацией при прокрутке и фильтрацией по технологиям.</text:p>
      <text:p text:style-name="P61"><text:span text:style-name="T4"/></text:p>
      <text:p text:style-name="P30">2. Демонстрация технических навыков</text:p>
      <text:p text:style-name="P30"><text:tab/>Создание собственного сайта с нуля — это уже демонстрация навыков программиста. Особенно, если программист, сам пишет HTML, CSS, JS, подключает хостинг и домен, настраивает адаптивность, SEO и аналитику. </text:p>
      <text:p text:style-name="P61"><text:span text:style-name="T4"/></text:p>
      <text:p text:style-name="P61"><text:span text:style-name="T4"/></text:p>
      <text:p text:style-name="P61"><text:span text:style-name="T4"/></text:p>
      <text:p text:style-name="P61"><text:soft-page-break/><text:span text:style-name="T4">3. Уникальность и запоминаемость</text:span></text:p>
      <text:p text:style-name="P30"><text:tab/>В отличие от Linkedin, GitHub или Behance — собственный сайт, не будет похож на другие. Это создает более сильное впечатление у работодателя.</text:p>
      <text:p text:style-name="P30"><text:tab/>Например, сайт с юмором, необычной версткой, минималистичным интерфейсом или с 3D анимацией — сразу запоминается. </text:p>
      <text:p text:style-name="P61"><text:span text:style-name="T4"/></text:p>
      <text:p text:style-name="P30">4. Интеграция всех платформ</text:p>
      <text:p text:style-name="P30"><text:tab/>Программист может встроить на сайт ссылки и виджеты с GitHub, Linkedin, Medium, Telegram, YouTube и других, совершенно любых платформ, которые программист посчитает нужным указать работодателю. </text:p>
      <text:p text:style-name="P61"><text:span text:style-name="T4"/></text:p>
      <text:p text:style-name="P30">5. Контроль над SEO и брендом</text:p>
      <text:p text:style-name="P30"><text:tab/>Программист может продвигать себя по имени или ключевым словам, что дает поисковую видимость. Работодатель сможет найти программиста через запрос в Google. </text:p>
      <text:p text:style-name="P61"><text:span text:style-name="T4"/></text:p>
      <text:p text:style-name="P30">6. Независимость от платформ</text:p>
      <text:p text:style-name="P61"><text:span text:style-name="T4"><text:tab/></text:span><text:span text:style-name="T24">Если GitHub заблокируют или Linkedin станет платным — личный сайт программиста будет работать, пока он оплачивает его хостинг. Это собственная площадка для программиста.</text:span></text:p>
      <text:p text:style-name="P61"><text:span text:style-name="T24"/></text:p>
      <text:p text:style-name="P31">7. Универсальная ссылка и связующее звено между платформами</text:p>
      <text:p text:style-name="P62"><text:span text:style-name="T4"><text:tab/>Личный сайт может служить единым «центром навигации» по всем профессиональным платформам программиста — GitHub, Linkedin, Behance и др. Программист сможет размещать одну ссылку на сайт в резюме, в подписи на форумах, в Email, мессенджерах — а уже на личном сайте собраны все нужные </text:span><text:soft-page-break/><text:span text:style-name="T4">контакты и ссылки. <text:s/>Это экономит время работодателю: он не ищет программиста в интернете, а просто заходит на сайт и находит все в одном месте.</text:span></text:p>
      <text:p text:style-name="P62"><text:span text:style-name="T4"/></text:p>
      <text:p text:style-name="P31">Минусы использования личного сайта как портфолио для программиста:</text:p>
      <text:p text:style-name="P31">1. Требует времени</text:p>
      <text:p text:style-name="P31"><text:tab/>Создание личного сайта, особенно для начинающего программиста, дело не легкое и занимает достаточно большое количество времени, тогда как на известных платформах, вроде Linkedin, уже все готово и нужно лишь настроить профиль.</text:p>
      <text:p text:style-name="P31">2. Нет социальной активности</text:p>
      <text:p text:style-name="P31"><text:tab/>На личном сайте работодатель не видит, как программист взаимодействует с другими программистами.</text:p>
      <text:p text:style-name="P31">3. Требует обновления и поддержки</text:p>
      <text:p text:style-name="P31"><text:tab/>Если забросить сайт — он устареет. Новые проекты не будут отображены, дизайн станет неактуальным, технологии — старыми</text:p>
      <text:p text:style-name="P31">4. Низкий трафик без продвижения</text:p>
      <text:p text:style-name="P31"><text:tab/>Сам по себе сайт не привлекает посетителей, если программист его не продвигает. Работодатель найдет скорее программиста через GitHub, если программист не дал прямую ссылку на свой сайт.</text:p>
      <text:p text:style-name="P62"><text:span text:style-name="T4"/></text:p>
      <text:p text:style-name="P62"><text:span text:style-name="T7">И</text:span><text:span text:style-name="T4">тог:</text:span></text:p>
      <text:p text:style-name="P62"><text:span text:style-name="T4"><text:tab/>Личный сайт представляет собой персональный веб-ресурс, созданный с целью демонстрации профессиональных навыков и проектов. Для программиста это удобный способ показать как содержание (портфолио, опыт), так и форму (владение технологиями верстки, JavaScript, CMS, сборки, </text:span><text:soft-page-break/><text:span text:style-name="T4">хостинга). Главным преимуществом является полная свобода в дизайне и структуре сайта, а также возможность централизованного представления себя в интернете. Однако разработка и поддержка личного сайта требует технических навыков и регулярного обновления, а также не включает в себя механизмы обратной связи и репутации, как на специализированных платформах.</text:span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h text:style-name="P65" text:outline-level="3"><text:soft-page-break/><text:span text:style-name="T42">6 </text:span><text:span text:style-name="T41">Итог</text:span></text:h>
      <text:p text:style-name="P45"><text:span text:style-name="T7"/></text:p>
      <text:p text:style-name="P45"><text:span text:style-name="T7"><text:tab/></text:span><text:span text:style-name="T25">В процессе анализа различных платформ для создания портфолио — таких как GitHub, Linkedin, Dribbble, Behance и личный сайт — можно сделать вывод, что наиболее универсальным, гибким и перспективным инструментом является именно личный сайт.</text:span></text:p>
      <text:p text:style-name="P32"><text:tab/>GitHub отлично подходит для демонстрации исходного кода, истории коммитов и открытых проектов, но не дает возможности красиво представить визуальную часть или структурировать информацию о себе. Linkedin эффективен для поиска работы и установления деловых связей, однако ограничен в плане кастомизации и визуальной презентации. Dribbble и Behance ориентированы в первую очередь на дизайнеров и слабо подходят для программистов, так как не предоставляют удобных средств <text:s/>демонстрации технической реализации проектов. </text:p>
      <text:p text:style-name="P32"><text:tab/>Личный сайт, напротив, сочетает в себе все сильные стороны других платформ: он позволяет свободно оформить структуру, подчеркнуть индивидуальность, представить проекты с нужным уровнем детализации, встроить ссылки на репозитории, социальные сети, отзывы, а также организовать все в одном месте. Такой сайт можно использовать как единый хаб: ссылку на него легко разместить в резюме, на GitHub, Linkedin и в сопроводительных письмах. Работодатель, зайдя на сайт, получает полную картину профессиональных навыков кандидата — от технических до дизайнерских. </text:p>
      <text:p text:style-name="P45"><text:span text:style-name="T25"><text:tab/>Кроме того, сам факт наличия сайта демонстрирует инициативность, внимательность к деталям и владение современными инструментами веб-разработки. Таким образом, личный сайт позволяет создать яркое, запоминающееся представление о себе — именно это делает его наиболее подходящей формой </text:span><text:span text:style-name="T26">портфолио для программиста в условиях высокой конкуренции на рынке труда.</text:span></text:p>
      <text:h text:style-name="P63" text:outline-level="2"><text:soft-page-break/><text:span text:style-name="T49">I</text:span><text:span text:style-name="T48">V </text:span><text:span text:style-name="T3">Технологический процесс создания сайта</text:span></text:h>
      <text:p text:style-name="P45"><text:span text:style-name="T7"/></text:p>
      <text:p text:style-name="P73"><text:span text:style-name="T7"><text:tab/>В предыдущем разделе был выбран вариант для порт</text:span><text:span text:style-name="T27">фолио — личный сайт. Перед разработкой сайта необходимо понимать из каких больших этапов состоит разработка такого продукта как веб-сайт. Следовательно, </text:span><text:span text:style-name="T28">в этом разделе я разберу из чего состоит технологический процесс создания веб-сайта.</text:span></text:p>
      <text:p text:style-name="P73"><text:span text:style-name="T28"/></text:p>
      <text:h text:style-name="P65" text:outline-level="3"><text:span text:style-name="T43">1 </text:span><text:span text:style-name="T41">Краткий обзор всех этапов</text:span></text:h>
      <text:p text:style-name="P75"><text:tab/> </text:p>
      <text:p text:style-name="P76"><text:span text:style-name="T7">1. </text:span><text:span text:style-name="T4">Постановка цели и задач</text:span></text:p>
      <text:p text:style-name="P76"><text:span text:style-name="T4"><text:tab/>Цель: определить, зачем создается сайт и какие задачи он должен решать</text:span></text:p>
      <text:p text:style-name="P76"><text:span text:style-name="T4"><text:tab/>На этом этапе происходит:</text:span></text:p>
      <text:list text:style-name="L5">
        <text:list-item>
          <text:p text:style-name="P77"><text:span text:style-name="T4">Определение типа сайта (портфолио, магазин, блог, сервис)</text:span></text:p>
        </text:list-item>
        <text:list-item>
          <text:p text:style-name="P77"><text:span text:style-name="T4">Понимание целевой аудитории</text:span></text:p>
        </text:list-item>
        <text:list-item>
          <text:p text:style-name="P77"><text:span text:style-name="T4">Определение функционала (например, показать проекты, дать возможность связаться, встроить блог)</text:span></text:p>
        </text:list-item>
      </text:list>
      <text:p text:style-name="P76"><text:span text:style-name="T4"><text:tab/>Пример: цель — представить навыки программиста, показать проекты и дать возможность работодателю связаться</text:span></text:p>
      <text:p text:style-name="P76"><text:span text:style-name="T4">2. Анализ целевой аудитории</text:span></text:p>
      <text:p text:style-name="P76"><text:span text:style-name="T4"><text:tab/>Цель: понять кто будет пользоваться сайтом и что для них важно</text:span></text:p>
      <text:p text:style-name="P76"><text:span text:style-name="T4"><text:tab/>На этом этапе происходит:</text:span></text:p>
      <text:list text:style-name="L6">
        <text:list-item>
          <text:p text:style-name="P78"><text:span text:style-name="T4">Анализируются ожидания и потребности посетителей</text:span></text:p>
        </text:list-item>
        <text:list-item>
          <text:p text:style-name="P78"><text:span text:style-name="T4">Определяются, какие элементы должны быть на виду</text:span></text:p>
        </text:list-item>
        <text:list-item>
          <text:p text:style-name="P78"><text:span text:style-name="T4">Принимаются решения о структуре и стиле коммуникации</text:span></text:p>
        </text:list-item>
      </text:list>
      <text:p text:style-name="P76"><text:soft-page-break/><text:span text:style-name="T4"><text:tab/>Пример: если сайт смотрят HR-менеджеры, важно показать навыки, стек, проекты и контакты</text:span></text:p>
      <text:p text:style-name="P76"><text:span text:style-name="T4">3. </text:span><text:span text:style-name="T29">Проектирование структуры</text:span></text:p>
      <text:p text:style-name="P76"><text:span text:style-name="T29"><text:tab/>Цель: определить из каких страниц и блоков будет состоять сайт</text:span></text:p>
      <text:p text:style-name="P76"><text:span text:style-name="T29"><text:tab/>На этом этапе происходит:</text:span></text:p>
      <text:list text:style-name="L7">
        <text:list-item>
          <text:p text:style-name="P79"><text:span text:style-name="T4">Разрабатывается карта сайта</text:span></text:p>
        </text:list-item>
        <text:list-item>
          <text:p text:style-name="P79"><text:span text:style-name="T4">Определяется логика навигации</text:span></text:p>
        </text:list-item>
        <text:list-item>
          <text:p text:style-name="P79"><text:span text:style-name="T4">Планируются ключевые секции: «О себе», «Проекты», «Контакты», «Навыки»</text:span></text:p>
        </text:list-item>
      </text:list>
      <text:p text:style-name="P80"><text:span text:style-name="T4"><text:tab/>Пример: одностраничный сайт с якорями: «О себе» → «Навыки» → «Проекты» → «Контакты».</text:span></text:p>
      <text:p text:style-name="P80"><text:span text:style-name="T4">4. Разработка макета (дизайна)</text:span></text:p>
      <text:p text:style-name="P80"><text:span text:style-name="T4"><text:tab/>Цель: визуализировать как будет выглядеть сайт</text:span></text:p>
      <text:p text:style-name="P80"><text:span text:style-name="T4"><text:tab/>На этом этапе происходит:</text:span></text:p>
      <text:list text:style-name="L8">
        <text:list-item>
          <text:p text:style-name="P81"><text:span text:style-name="T4">Выбирается шаблон или рисуется дизайн вручную</text:span></text:p>
        </text:list-item>
        <text:list-item>
          <text:p text:style-name="P81"><text:span text:style-name="T4">Определяется цветовая схема, шрифты, стили блоков</text:span></text:p>
        </text:list-item>
        <text:list-item>
          <text:p text:style-name="P81"><text:span text:style-name="T4">Проектируются UI-элементы: кнопки, карточки, <text:s/>меню, подвал сайта</text:span></text:p>
        </text:list-item>
      </text:list>
      <text:p text:style-name="P80"><text:span text:style-name="T4">5. Техническая реализация (верстка и программирование)</text:span></text:p>
      <text:p text:style-name="P80"><text:span text:style-name="T4"><text:tab/>Цель: превратить макет в работающий сайт</text:span></text:p>
      <text:p text:style-name="P80"><text:span text:style-name="T4"><text:tab/>На этом этапе происходит:</text:span></text:p>
      <text:list text:style-name="L9">
        <text:list-item>
          <text:p text:style-name="P82"><text:span text:style-name="T4">Создается HTML-структура</text:span></text:p>
        </text:list-item>
        <text:list-item>
          <text:p text:style-name="P82"><text:span text:style-name="T4">Применяются стили</text:span></text:p>
        </text:list-item>
        <text:list-item>
          <text:p text:style-name="P82"><text:span text:style-name="T4">Добавляются интерактивные элементы</text:span></text:p>
        </text:list-item>
        <text:list-item>
          <text:p text:style-name="P82"><text:soft-page-break/><text:span text:style-name="T4">Подключаются сторонние ресурсы</text:span></text:p>
        </text:list-item>
      </text:list>
      <text:p text:style-name="P80"><text:span text:style-name="T4"><text:tab/>Пример: сайт на HTML, CSS, JS с адаптацией под мобильные устройства</text:span></text:p>
      <text:p text:style-name="P80"><text:span text:style-name="T4">6. Тестирование и отладка</text:span></text:p>
      <text:p text:style-name="P80"><text:span text:style-name="T4"><text:tab/>Цель: убедиться, что сайт работает корректно и без ошибок</text:span></text:p>
      <text:p text:style-name="P80"><text:span text:style-name="T4"><text:tab/>На этом этапе происходит:</text:span></text:p>
      <text:list text:style-name="L10">
        <text:list-item>
          <text:p text:style-name="P83"><text:span text:style-name="T4">Проверяется работа сайта на разных браузерах и на разных устройствах</text:span></text:p>
        </text:list-item>
        <text:list-item>
          <text:p text:style-name="P83"><text:span text:style-name="T4">Нахождение и исправление ошибок</text:span></text:p>
        </text:list-item>
        <text:list-item>
          <text:p text:style-name="P83"><text:span text:style-name="T4">Проверка валидности</text:span></text:p>
        </text:list-item>
      </text:list>
      <text:p text:style-name="P80"><text:span text:style-name="T4"><text:tab/>Пример: тестирование отображение карточек на телефоне, проверка работы кнопки «отправить сообщение»</text:span></text:p>
      <text:p text:style-name="P80"><text:span text:style-name="T4">7. Публикация</text:span></text:p>
      <text:p text:style-name="P80"><text:span text:style-name="T4"><text:tab/>Цель: </text:span><text:span text:style-name="T30">сделать сайт доступным в интернете</text:span></text:p>
      <text:p text:style-name="P80"><text:span text:style-name="T30"><text:tab/>На этом этапе происходит:</text:span></text:p>
      <text:list text:style-name="L11">
        <text:list-item>
          <text:p text:style-name="P84"><text:span text:style-name="T4">Выбирается хостинг</text:span></text:p>
        </text:list-item>
        <text:list-item>
          <text:p text:style-name="P84"><text:span text:style-name="T4">Подключается домен</text:span></text:p>
        </text:list-item>
        <text:list-item>
          <text:p text:style-name="P84"><text:span text:style-name="T4">Загружаются файлы сайта на хостинг</text:span></text:p>
        </text:list-item>
        <text:list-item>
          <text:p text:style-name="P84"><text:span text:style-name="T4">Настраивается HTTPS, favicon, метаданные</text:span></text:p>
        </text:list-item>
      </text:list>
      <text:p text:style-name="P85"><text:span text:style-name="T4"><text:tab/>Пример: сайт заливается на hostland по домену alexvinportfolio.ru</text:span></text:p>
      <text:p text:style-name="P85"><text:span text:style-name="T4">8. Поддержка и обновление</text:span></text:p>
      <text:p text:style-name="P85"><text:span text:style-name="T4"><text:tab/>Цель: поддерживать актуальность сайта</text:span></text:p>
      <text:p text:style-name="P85"><text:span text:style-name="T4"><text:tab/>На этом этапе происходит:</text:span></text:p>
      <text:list text:style-name="L12">
        <text:list-item>
          <text:p text:style-name="P86"><text:span text:style-name="T4">Добавляются новые проекты</text:span></text:p>
        </text:list-item>
        <text:list-item>
          <text:p text:style-name="P86"><text:span text:style-name="T4">Обновляется информация</text:span></text:p>
        </text:list-item>
        <text:list-item>
          <text:p text:style-name="P86"><text:soft-page-break/><text:span text:style-name="T4">Улучшается функциональность</text:span></text:p>
        </text:list-item>
      </text:list>
      <text:p text:style-name="P85"><text:span text:style-name="T4"><text:tab/>Пример: после выпуска нового проекта, проект добавляется в раздел «Портфолио»</text:span></text:p>
      <text:p text:style-name="P85"><text:span text:style-name="T4"/></text:p>
      <text:p text:style-name="P85"><text:span text:style-name="T4">Вывод:</text:span></text:p>
      <text:p text:style-name="P85"><text:span text:style-name="T4"><text:tab/>Разработка веб-сайта — это поэтапный процесс, включающий как планирование и проектирование, так и техническую реализацию. Каждый этап влияет на конечное качество продукта, его удобство, эффективность и восприятие пользователем. </text:span></text:p>
      <text:p text:style-name="P45"><text:span text:style-name="T7"/></text:p>
      <text:p text:style-name="P45"><text:span text:style-name="T7"/></text:p>
      <text:p text:style-name="P43"><text:span text:style-name="T14"/></text:p>
      <text:p text:style-name="P43"><text:span text:style-name="T14"/></text:p>
      <text:p text:style-name="P43"><text:span text:style-name="T14"/></text:p>
      <text:p text:style-name="P43"><text:span text:style-name="T14"/></text:p>
      <text:p text:style-name="P43"><text:span text:style-name="T14"/></text:p>
      <text:p text:style-name="P43"><text:span text:style-name="T14"/></text:p>
      <text:p text:style-name="P43"><text:span text:style-name="T14"/></text:p>
      <text:p text:style-name="P43"><text:span text:style-name="T14"/></text:p>
      <text:p text:style-name="P43"><text:span text:style-name="T14"/></text:p>
      <text:p text:style-name="P43"><text:span text:style-name="T14"/></text:p>
      <text:p text:style-name="P43"><text:span text:style-name="T14"/></text:p>
      <text:p text:style-name="P43"><text:span text:style-name="T14"/></text:p>
      <text:p text:style-name="P43"><text:span text:style-name="T14"/></text:p>
      <text:p text:style-name="P43"><text:span text:style-name="T14"/></text:p>
      <text:p text:style-name="P43"><text:span text:style-name="T14"/></text:p>
      <text:p text:style-name="P43"><text:span text:style-name="T14"/></text:p>
      <text:p text:style-name="P43"><text:span text:style-name="T14"/></text:p>
      <text:p text:style-name="P43"><text:span text:style-name="T14"/></text:p>
      <text:h text:style-name="P65" text:outline-level="3"><text:soft-page-break/><text:span text:style-name="T44">2 </text:span><text:span text:style-name="T41">Подробно о постановке целей и задач</text:span></text:h>
      <text:p text:style-name="P87"><text:span text:style-name="T46"/></text:p>
      <text:p text:style-name="P88"><text:span text:style-name="T46"><text:tab/></text:span><text:span text:style-name="T31">Первым и ключевым этапом при разработке любого веб-сайта является постановка цели и задач. Именно на этом этапе определяется, зачем создается сайт, что он должен делать, какой результат ожидается и для кого он предназначен. Без четкого понимания цели проект может оказаться либо избыточным, либо неэффективным — не решающим конкретных потребностей потребителей или заказчика. </text:span></text:p>
      <text:p text:style-name="P88"><text:span text:style-name="T31"><text:tab/>Исторически, еще в 1990-х годах, когда веб только зарождался, сайты создавались в основном энтузиастами или научными учреждениями. Их цели были простыми: публикация научных текстов, обмен данными, доступ к информации. </text:span></text:p>
      <text:p text:style-name="P88"><text:span text:style-name="T31"><text:tab/>Однако, по мере коммерциализации интернета необходимость в структурированной постановке целей стала особенно важна. В бизнесе, в образовании, в портфолио-разработке и личных сайтах стало необходимо заранее продумывать какие задачи должен решать сайт, чтобы быть эффективным. </text:span></text:p>
      <text:p text:style-name="P88"><text:span text:style-name="T31"><text:tab/>Цель сайта — это основная причина его существования, а задачи — практические действия, которые нужно выполнить для реализации этой цели. Например, если сайт — это портфолио программиста, то его цель может звучать следующим образом:</text:span></text:p>
      <text:p text:style-name="P88"><text:span text:style-name="T31"><text:tab/>«Создание персонального веб-сайта для представления профессиональных навыков, выполненных проектов и упрощения коммуникации с потенциальными работодателями».</text:span></text:p>
      <text:p text:style-name="P88"><text:span text:style-name="T31"><text:tab/>От сюда вытекают задачи:</text:span></text:p>
      <text:list text:style-name="L13">
        <text:list-item>
          <text:p text:style-name="P90"><text:span text:style-name="T4">Разместить биографическую информацию и краткое резюме.</text:span></text:p>
        </text:list-item>
        <text:list-item>
          <text:p text:style-name="P90"><text:span text:style-name="T4">Подобрать и оформить проекты, иллюстрирующие практический опыт.</text:span></text:p>
        </text:list-item>
        <text:list-item>
          <text:p text:style-name="P90"><text:span text:style-name="T4">Обеспечить доступность контактной информации и формы обратной связи</text:span></text:p>
        </text:list-item>
        <text:list-item>
          <text:p text:style-name="P90"><text:span text:style-name="T4">Стилистически и технически оформить сайт так, чтобы он выглядел профессионально и современно.</text:span></text:p>
        </text:list-item>
      </text:list>
      <text:p text:style-name="P91"><text:span text:style-name="T4"><text:tab/>Понимание целевой аудитории также входит в этот этап. Если сайт ориентирован на рекрутеров и технических специалистов, то важно структурировать информацию так, чтобы они могли быстро и удобно получить ключевые сведения: стек технологий, опыт, примеры кода. Если же сайт </text:span><text:soft-page-break/><text:span text:style-name="T4">рассчитан на потенциальных клиентов — на первый план могут выйти визуальные элементы, блоки с отзывами и преимуществами. </text:span></text:p>
      <text:p text:style-name="P91"><text:span text:style-name="T4"><text:tab/>Важно также учитывать технический уровень исполнителя. Например, если сайт создает начинающий фронтенд-разработчик, целью может быть не только демонстрация готовых проектов, но и демонстрация самого факта </text:span><text:span text:style-name="T32">умения сделать сайт «с нуля». В таком случае цель включает <text:s/>в себя еще и образовательную или демонстрационную функцию. </text:span></text:p>
      <text:p text:style-name="P91"><text:span text:style-name="T32"><text:tab/>Практика проектирования веб-сайтов показывает, что четкая постановка целей на раннем этапе разработки экономит значительное количество времени и ресурсов в будущем. Это позволяет избегать ненужных функций, правильно расставлять приоритеты и, главное, оценивать успешность результата. Если цель и задачи сформулированы ясно, то и результат можно будет объективно оценить: достигнута ли цель, решены ли поставленные задачи, отвечает ли продукт потребностям пользователя. </text:span></text:p>
      <text:p text:style-name="P91"><text:span text:style-name="T32"><text:tab/>Таким образом, этап постановки задач — это не просто формальность, а фундаментальная часть проектирования, от которой зависит вся логика и успех дальнейшей работы.</text:span></text:p>
      <text:p text:style-name="P88"><text:span text:style-name="T46"/></text:p>
      <text:p text:style-name="P88"><text:span text:style-name="T46"/></text:p>
      <text:p text:style-name="P88"><text:span text:style-name="T46"/></text:p>
      <text:p text:style-name="P88"><text:span text:style-name="T46"/></text:p>
      <text:p text:style-name="P88"><text:span text:style-name="T46"/></text:p>
      <text:p text:style-name="P88"><text:span text:style-name="T46"/></text:p>
      <text:p text:style-name="P88"><text:span text:style-name="T46"/></text:p>
      <text:p text:style-name="P88"><text:span text:style-name="T46"/></text:p>
      <text:p text:style-name="P88"><text:span text:style-name="T46"/></text:p>
      <text:p text:style-name="P88"><text:span text:style-name="T46"/></text:p>
      <text:p text:style-name="P88"><text:span text:style-name="T46"/></text:p>
      <text:p text:style-name="P88"><text:span text:style-name="T46"/></text:p>
      <text:p text:style-name="P88"><text:span text:style-name="T46"/></text:p>
      <text:p text:style-name="P88"><text:span text:style-name="T46"/></text:p>
      <text:h text:style-name="P66" text:outline-level="3"><text:soft-page-break/>3 Анализ целевой аудитории</text:h>
      <text:p text:style-name="P93"><text:span text:style-name="T41"/></text:p>
      <text:p text:style-name="P93"><text:span text:style-name="T41"><text:tab/></text:span><text:span text:style-name="T45">После постановки целей и задач следующим важным этапом в разработке веб-сайта является анализ целевой аудитории. Этот этап позволяет понять, для кого создается сайт, какие у пользователей ожидания, потребности и уровень технической подготовки, а также как эти факторы влияют на структуру, содержание <text:s/>и оформление сайта.</text:span></text:p>
      <text:p text:style-name="P93"><text:span text:style-name="T45"><text:tab/>Целевая аудитория — это группа людей, на которых ориентирован сайт. В зависимости от проекта, она может быть широкой (например, все пользователи интернета в определенной стране) или узкой (например, рекрутеры и технические специалисты, подбирающие персонал для IT-компаний). Анализ целевой аудитории необходим для того, чтобы сделать сайт максимально полезным, понятным и удобным именно для тех людей, на которых рассчитан сайт.</text:span></text:p>
      <text:p text:style-name="P93"><text:span text:style-name="T45"><text:tab/>Исторически веб-дизайн и разработка нередко игнорировали этот аспект, особенно в ранние годы существования интернета. Сайты создавались по принципу «как получится» или «как нравится разработчику». Однако с начала 2000-х годов, с ростом конкуренции и стандартизации UX/UI — подходов, стало ясно: успех веб-проекта во многом зависит от того, насколько он ориентирован на конкретного пользователя. </text:span></text:p>
      <text:p text:style-name="P93"><text:span text:style-name="T45"><text:tab/>В случае с дипломным проектом — сайтом-портфолио программиста — целевая аудитория достаточно четко определена. Это:</text:span></text:p>
      <text:list text:style-name="L14">
        <text:list-item>
          <text:p text:style-name="P94"><text:span text:style-name="T41">HR-специалисты — рекрутеры, подбирающие кандидатов по ключевым навыкам.</text:span></text:p>
        </text:list-item>
        <text:list-item>
          <text:p text:style-name="P94"><text:span text:style-name="T41">Руководители технических команд — технические специалисты, которые оценивают уровень и стек кандидата.</text:span></text:p>
        </text:list-item>
        <text:list-item>
          <text:p text:style-name="P94"><text:span text:style-name="T41">Представители заказчиков — в случае фриланс проектов или индивидуальной работы с клиентами.</text:span></text:p>
        </text:list-item>
      </text:list>
      <text:p text:style-name="P95"><text:span text:style-name="T41"><text:tab/>Для этой аудитории особенно важны следующие аспекты:</text:span></text:p>
      <text:list text:style-name="L15">
        <text:list-item>
          <text:p text:style-name="P96"><text:span text:style-name="T41">Структурированность информации — пользователь должен быстро увидеть ключевые данные: стек технологий, список проектов, контакты</text:span></text:p>
        </text:list-item>
        <text:list-item>
          <text:p text:style-name="P96"><text:span text:style-name="T41">Профессиональный внешний вид — сайт должен вызывать доверие, быть аккуратным, без визуального мусора и лишних деталей.</text:span></text:p>
        </text:list-item>
        <text:list-item>
          <text:p text:style-name="P96"><text:soft-page-break/><text:span text:style-name="T41">Минимальное время на ознакомление — слишком сложная навигация, перегруженный текстами сайт или избыточные визуальные эффекты могут оттолкнуть.</text:span></text:p>
        </text:list-item>
      </text:list>
      <text:p text:style-name="P89"><text:span text:style-name="T33"><text:tab/>При проектировании интерфейса важно учитывать технический уровень аудитории. Например, технический директор скорее всего поймет термины вроде </text:span><text:span text:style-name="T41">REST API, CI/CD или React,</text:span><text:span text:style-name="T33"> а HR-специалисту важнее оценить сколько лет опыта у кандидата и есть ли опыт работы в команде. Это означает, что нужно уметь подать информацию в двух уровнях: простом и техническом.</text:span></text:p>
      <text:p text:style-name="P89"><text:span text:style-name="T33"><text:tab/>В рамках целевой аудитории можно также применить персоны — это вымышленные образы типичных пользователей, включающие имя, должность, цели и задачи. Например:</text:span></text:p>
      <text:p text:style-name="P89"><text:span text:style-name="T33"><text:tab/>Имя: Анна</text:span></text:p>
      <text:p text:style-name="P89"><text:span text:style-name="T33"><text:tab/>Должность: Рекрутер в IT-компании</text:span></text:p>
      <text:p text:style-name="P89"><text:span text:style-name="T33"><text:tab/>Цель: Найти фронтенд-разработчика с опытом от 2 лет</text:span></text:p>
      <text:p text:style-name="P92"><text:span text:style-name="T4"><text:tab/>Ожидание: Быстро увидеть стек, примеры работ, контакты</text:span></text:p>
      <text:p text:style-name="P92"><text:span text:style-name="T4"><text:tab/>Создание таких профилей помогает сфокусировать разработку сайта на реальных сценариях взаимодействия и сделать его максимально удобным для нужных людей. </text:span></text:p>
      <text:p text:style-name="P92"><text:span text:style-name="T4"><text:tab/>Таким образом, анализ целевой аудитории — это важнейший этап проектирования, от которого зависит вся логика подачи информации. Без него сайт рискует быть красивым, но бесполезным. Глубокое понимание потребностей пользователя позволяет создать продукт, который не просто существует, а действительно решает задачи своей аудитории.</text:span></text:p>
      <text:p text:style-name="P88"><text:span text:style-name="T46"/></text:p>
      <text:p text:style-name="P88"><text:span text:style-name="T46"/></text:p>
      <text:p text:style-name="P13">Источники</text:p>
      <text:p text:style-name="P11"/>
      <text:list text:style-name="L4">
        <text:list-item>
          <text:p text:style-name="P68">ChatGPT - <text:a xlink:type="simple" xlink:href="https://chatgpt.com/" text:style-name="Internet_20_link" text:visited-style-name="Visited_20_Internet_20_Link">https://chatgpt.com/</text:a></text:p>
        </text:list-item>
        <text:list-item>
          <text:p text:style-name="P68">Архитектурные портфолио - <text:a xlink:type="simple" xlink:href="https://metaeducation.ru/" text:style-name="Internet_20_link" text:visited-style-name="Visited_20_Internet_20_Link">https://metaeducation.ru/</text:a></text:p>
        </text:list-item>
        <text:list-item>
          <text:p text:style-name="P68"/>
        </text:list-item>
      </text:list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Times New Roman1" fo:font-family="'Times New Roman'" style:font-style-name="Жирный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1" fo:font-family="'Times New Roman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9T17:53:53.700624743</meta:creation-date>
    <dc:date>2025-06-21T20:02:30.174814471</dc:date>
    <meta:editing-duration>PT3H1M49S</meta:editing-duration>
    <meta:editing-cycles>19</meta:editing-cycles>
    <meta:generator>LibreOffice/24.2.7.2$Linux_X86_64 LibreOffice_project/420$Build-2</meta:generator>
    <meta:document-statistic meta:table-count="0" meta:image-count="0" meta:object-count="0" meta:page-count="34" meta:paragraph-count="307" meta:word-count="5237" meta:character-count="39660" meta:non-whitespace-character-count="34442"/>
  </office:meta>
</office:document-meta>
</file>